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55.92mm"/>
    </style:style>
    <style:style style:name="co3" style:family="table-column">
      <style:table-column-properties fo:break-before="auto" style:column-width="36.85mm"/>
    </style:style>
    <style:style style:name="co4" style:family="table-column">
      <style:table-column-properties fo:break-before="auto" style:column-width="50.46mm"/>
    </style:style>
    <style:style style:name="co5" style:family="table-column">
      <style:table-column-properties fo:break-before="auto" style:column-width="51.54mm"/>
    </style:style>
    <style:style style:name="co6" style:family="table-column">
      <style:table-column-properties fo:break-before="auto" style:column-width="53.99mm"/>
    </style:style>
    <style:style style:name="co7" style:family="table-column">
      <style:table-column-properties fo:break-before="auto" style:column-width="70.61mm"/>
    </style:style>
    <style:style style:name="co8" style:family="table-column">
      <style:table-column-properties fo:break-before="auto" style:column-width="39.56mm"/>
    </style:style>
    <style:style style:name="co9" style:family="table-column">
      <style:table-column-properties fo:break-before="auto" style:column-width="71.16mm"/>
    </style:style>
    <style:style style:name="co10" style:family="table-column">
      <style:table-column-properties fo:break-before="auto" style:column-width="36.3mm"/>
    </style:style>
    <style:style style:name="co11" style:family="table-column">
      <style:table-column-properties fo:break-before="auto" style:column-width="46.65mm"/>
    </style:style>
    <style:style style:name="co12" style:family="table-column">
      <style:table-column-properties fo:break-before="auto" style:column-width="28.95mm"/>
    </style:style>
    <style:style style:name="co13" style:family="table-column">
      <style:table-column-properties fo:break-before="auto" style:column-width="43.66mm"/>
    </style:style>
    <style:style style:name="co14" style:family="table-column">
      <style:table-column-properties fo:break-before="auto" style:column-width="31.13mm"/>
    </style:style>
    <style:style style:name="co15" style:family="table-column">
      <style:table-column-properties fo:break-before="auto" style:column-width="47.73mm"/>
    </style:style>
    <style:style style:name="co16" style:family="table-column">
      <style:table-column-properties fo:break-before="auto" style:column-width="26.49mm"/>
    </style:style>
    <style:style style:name="co17" style:family="table-column">
      <style:table-column-properties fo:break-before="auto" style:column-width="43.11mm"/>
    </style:style>
    <style:style style:name="co18" style:family="table-column">
      <style:table-column-properties fo:break-before="auto" style:column-width="30.59mm"/>
    </style:style>
    <style:style style:name="co19" style:family="table-column">
      <style:table-column-properties fo:break-before="auto" style:column-width="47.18mm"/>
    </style:style>
    <style:style style:name="co20" style:family="table-column">
      <style:table-column-properties fo:break-before="auto" style:column-width="33.3mm"/>
    </style:style>
    <style:style style:name="co21" style:family="table-column">
      <style:table-column-properties fo:break-before="auto" style:column-width="49.92mm"/>
    </style:style>
    <style:style style:name="co22" style:family="table-column">
      <style:table-column-properties fo:break-before="auto" style:column-width="34.66mm"/>
    </style:style>
    <style:style style:name="co23" style:family="table-column">
      <style:table-column-properties fo:break-before="auto" style:column-width="42.83mm"/>
    </style:style>
    <style:style style:name="co24" style:family="table-column">
      <style:table-column-properties fo:break-before="auto" style:column-width="48.01mm"/>
    </style:style>
    <style:style style:name="co25" style:family="table-column">
      <style:table-column-properties fo:break-before="auto" style:column-width="40.92mm"/>
    </style:style>
    <style:style style:name="co26" style:family="table-column">
      <style:table-column-properties fo:break-before="auto" style:column-width="57.54mm"/>
    </style:style>
    <style:style style:name="co27" style:family="table-column">
      <style:table-column-properties fo:break-before="auto" style:column-width="55.37mm"/>
    </style:style>
    <style:style style:name="co28" style:family="table-column">
      <style:table-column-properties fo:break-before="auto" style:column-width="71.97mm"/>
    </style:style>
    <style:style style:name="co29" style:family="table-column">
      <style:table-column-properties fo:break-before="auto" style:column-width="59.99mm"/>
    </style:style>
    <style:style style:name="co30" style:family="table-column">
      <style:table-column-properties fo:break-before="auto" style:column-width="76.61mm"/>
    </style:style>
    <style:style style:name="co31" style:family="table-column">
      <style:table-column-properties fo:break-before="auto" style:column-width="57.82mm"/>
    </style:style>
    <style:style style:name="co32" style:family="table-column">
      <style:table-column-properties fo:break-before="auto" style:column-width="74.42mm"/>
    </style:style>
    <style:style style:name="co33" style:family="table-column">
      <style:table-column-properties fo:break-before="auto" style:column-width="54.82mm"/>
    </style:style>
    <style:style style:name="co34" style:family="table-column">
      <style:table-column-properties fo:break-before="auto" style:column-width="71.44mm"/>
    </style:style>
    <style:style style:name="co35" style:family="table-column">
      <style:table-column-properties fo:break-before="auto" style:column-width="61.89mm"/>
    </style:style>
    <style:style style:name="co36" style:family="table-column">
      <style:table-column-properties fo:break-before="auto" style:column-width="78.51mm"/>
    </style:style>
    <style:style style:name="co37" style:family="table-column">
      <style:table-column-properties fo:break-before="auto" style:column-width="44.2mm"/>
    </style:style>
    <style:style style:name="co38" style:family="table-column">
      <style:table-column-properties fo:break-before="auto" style:column-width="26.76mm"/>
    </style:style>
    <style:style style:name="co39" style:family="table-column">
      <style:table-column-properties fo:break-before="auto" style:column-width="29.76mm"/>
    </style:style>
    <style:style style:name="co40" style:family="table-column">
      <style:table-column-properties fo:break-before="auto" style:column-width="30.85mm"/>
    </style:style>
    <style:style style:name="co41" style:family="table-column">
      <style:table-column-properties fo:break-before="auto" style:column-width="52.09mm"/>
    </style:style>
    <style:style style:name="co42" style:family="table-column">
      <style:table-column-properties fo:break-before="auto" style:column-width="68.7mm"/>
    </style:style>
    <style:style style:name="co43" style:family="table-column">
      <style:table-column-properties fo:break-before="auto" style:column-width="42.3mm"/>
    </style:style>
    <style:style style:name="co44" style:family="table-column">
      <style:table-column-properties fo:break-before="auto" style:column-width="58.9mm"/>
    </style:style>
    <style:style style:name="co45" style:family="table-column">
      <style:table-column-properties fo:break-before="auto" style:column-width="48.82mm"/>
    </style:style>
    <style:style style:name="co46" style:family="table-column">
      <style:table-column-properties fo:break-before="auto" style:column-width="30.04mm"/>
    </style:style>
    <style:style style:name="co47" style:family="table-column">
      <style:table-column-properties fo:break-before="auto" style:column-width="39.85mm"/>
    </style:style>
    <style:style style:name="co48" style:family="table-column">
      <style:table-column-properties fo:break-before="auto" style:column-width="29.21mm"/>
    </style:style>
    <style:style style:name="co49" style:family="table-column">
      <style:table-column-properties fo:break-before="auto" style:column-width="33.85mm"/>
    </style:style>
    <style:style style:name="co50" style:family="table-column">
      <style:table-column-properties fo:break-before="auto" style:column-width="31.66mm"/>
    </style:style>
    <style:style style:name="co51" style:family="table-column">
      <style:table-column-properties fo:break-before="auto" style:column-width="28.68mm"/>
    </style:style>
    <style:style style:name="co52" style:family="table-column">
      <style:table-column-properties fo:break-before="auto" style:column-width="32.76mm"/>
    </style:style>
    <style:style style:name="co53" style:family="table-column">
      <style:table-column-properties fo:break-before="auto" style:column-width="35.75mm"/>
    </style:style>
    <style:style style:name="co5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stadistic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6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0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mpresa</text:p>
          </table:table-cell>
          <table:table-cell office:value-type="string" calcext:value-type="string">
            <text:p>TotalDePublicaciones</text:p>
          </table:table-cell>
          <table:table-cell office:value-type="string" calcext:value-type="string">
            <text:p>TotalDePublicacionesSinTexto</text:p>
          </table:table-cell>
          <table:table-cell office:value-type="string" calcext:value-type="string">
            <text:p>TotalDePublicacionesConTexto</text:p>
          </table:table-cell>
          <table:table-cell office:value-type="string" calcext:value-type="string">
            <text:p>PromedioDePublicacionesAlAno</text:p>
          </table:table-cell>
          <table:table-cell office:value-type="string" calcext:value-type="string">
            <text:p>DesviacionEstandarDePublicacionesAlAno</text:p>
          </table:table-cell>
          <table:table-cell office:value-type="string" calcext:value-type="string">
            <text:p>PromedioDeCaracteres</text:p>
          </table:table-cell>
          <table:table-cell office:value-type="string" calcext:value-type="string">
            <text:p>DesviacionEstandarPromedioDeCaracteres</text:p>
          </table:table-cell>
          <table:table-cell office:value-type="string" calcext:value-type="string">
            <text:p>PromedioDePalabras</text:p>
          </table:table-cell>
          <table:table-cell office:value-type="string" calcext:value-type="string">
            <text:p>DesvicionEstandarPalabras</text:p>
          </table:table-cell>
          <table:table-cell office:value-type="string" calcext:value-type="string">
            <text:p>PromedioEmojis</text:p>
          </table:table-cell>
          <table:table-cell office:value-type="string" calcext:value-type="string">
            <text:p>DesvicionEstandarEmojis</text:p>
          </table:table-cell>
          <table:table-cell office:value-type="string" calcext:value-type="string">
            <text:p>PromedioHashtag</text:p>
          </table:table-cell>
          <table:table-cell office:value-type="string" calcext:value-type="string">
            <text:p>DesviacionEstandarHashtag</text:p>
          </table:table-cell>
          <table:table-cell office:value-type="string" calcext:value-type="string">
            <text:p>PromedioLinks</text:p>
          </table:table-cell>
          <table:table-cell office:value-type="string" calcext:value-type="string">
            <text:p>DesviacionEstandarLinks</text:p>
          </table:table-cell>
          <table:table-cell office:value-type="string" calcext:value-type="string">
            <text:p>PromedioLinkImg</text:p>
          </table:table-cell>
          <table:table-cell office:value-type="string" calcext:value-type="string">
            <text:p>DesviacionEstandarLinkImg</text:p>
          </table:table-cell>
          <table:table-cell office:value-type="string" calcext:value-type="string">
            <text:p>PromedioLinkVideo</text:p>
          </table:table-cell>
          <table:table-cell office:value-type="string" calcext:value-type="string">
            <text:p>DesviacionEstandarLinkVideo</text:p>
          </table:table-cell>
          <table:table-cell office:value-type="string" calcext:value-type="string">
            <text:p>PromedioLinkAlbum</text:p>
          </table:table-cell>
          <table:table-cell office:value-type="string" calcext:value-type="string">
            <text:p>DesvicionEstandarAlbum</text:p>
          </table:table-cell>
          <table:table-cell office:value-type="string" calcext:value-type="string">
            <text:p>PromedioLinkOtros</text:p>
          </table:table-cell>
          <table:table-cell office:value-type="string" calcext:value-type="string">
            <text:p>DesvicionEstandarLinkOtros</text:p>
          </table:table-cell>
          <table:table-cell office:value-type="string" calcext:value-type="string">
            <text:p>PromedioDeReacciones</text:p>
          </table:table-cell>
          <table:table-cell office:value-type="string" calcext:value-type="string">
            <text:p>DesviacionEstandarDeReacciones</text:p>
          </table:table-cell>
          <table:table-cell office:value-type="string" calcext:value-type="string">
            <text:p>PromedioDeReaccionesMeGusta</text:p>
          </table:table-cell>
          <table:table-cell office:value-type="string" calcext:value-type="string">
            <text:p>DesviacionEstandarDeReaccionesMeGusta</text:p>
          </table:table-cell>
          <table:table-cell office:value-type="string" calcext:value-type="string">
            <text:p>PromedioDeReaccionesMeAsombra</text:p>
          </table:table-cell>
          <table:table-cell office:value-type="string" calcext:value-type="string">
            <text:p>DesviacionEstandarDeReaccionesMeAsombra</text:p>
          </table:table-cell>
          <table:table-cell office:value-type="string" calcext:value-type="string">
            <text:p>PromedioDeReaccionesMeDivierte</text:p>
          </table:table-cell>
          <table:table-cell office:value-type="string" calcext:value-type="string">
            <text:p>DesviacionEstandarDeReaccionesMeDivierte</text:p>
          </table:table-cell>
          <table:table-cell office:value-type="string" calcext:value-type="string">
            <text:p>PromedioDeReaccionesMeEnoja</text:p>
          </table:table-cell>
          <table:table-cell office:value-type="string" calcext:value-type="string">
            <text:p>DesviacionEstandarDeReaccionesMeEnoja</text:p>
          </table:table-cell>
          <table:table-cell office:value-type="string" calcext:value-type="string">
            <text:p>PromedioDeReaccionesEncanta</text:p>
          </table:table-cell>
          <table:table-cell office:value-type="string" calcext:value-type="string">
            <text:p>DesviacionEstandaDeReaccionesMeEncanta</text:p>
          </table:table-cell>
          <table:table-cell office:value-type="string" calcext:value-type="string">
            <text:p>PromedioDeReaccionesMeEntristece</text:p>
          </table:table-cell>
          <table:table-cell office:value-type="string" calcext:value-type="string">
            <text:p>DesviacionEstandarDeReaccionesMeEntristece</text:p>
          </table:table-cell>
          <table:table-cell office:value-type="string" calcext:value-type="string">
            <text:p>ConAlMenosUnaReaccion</text:p>
          </table:table-cell>
          <table:table-cell office:value-type="string" calcext:value-type="string">
            <text:p>SinReacciones</text:p>
          </table:table-cell>
          <table:table-cell office:value-type="string" calcext:value-type="string">
            <text:p>Con6Reacciones</text:p>
          </table:table-cell>
          <table:table-cell office:value-type="string" calcext:value-type="string">
            <text:p>ConSoloMeGusta</text:p>
          </table:table-cell>
          <table:table-cell office:value-type="string" calcext:value-type="string">
            <text:p>PromedioDeVecesCompartidos</text:p>
          </table:table-cell>
          <table:table-cell office:value-type="string" calcext:value-type="string">
            <text:p>DesviacionEstandarDeVecesCompartidos</text:p>
          </table:table-cell>
          <table:table-cell office:value-type="string" calcext:value-type="string">
            <text:p>PromedioDeComentarios</text:p>
          </table:table-cell>
          <table:table-cell office:value-type="string" calcext:value-type="string">
            <text:p>DesviacionEstandarDeComentarios</text:p>
          </table:table-cell>
          <table:table-cell office:value-type="string" calcext:value-type="string">
            <text:p>ConComentariosYVecesCom</text:p>
          </table:table-cell>
          <table:table-cell office:value-type="string" calcext:value-type="string">
            <text:p>SoloComentarios</text:p>
          </table:table-cell>
          <table:table-cell office:value-type="string" calcext:value-type="string">
            <text:p>SoloVecesCompartidos</text:p>
          </table:table-cell>
          <table:table-cell office:value-type="string" calcext:value-type="string">
            <text:p>TotalDeReacciones</text:p>
          </table:table-cell>
          <table:table-cell office:value-type="string" calcext:value-type="string">
            <text:p>TotalDeMeGusta</text:p>
          </table:table-cell>
          <table:table-cell office:value-type="string" calcext:value-type="string">
            <text:p>TotalDeMeAsombra</text:p>
          </table:table-cell>
          <table:table-cell office:value-type="string" calcext:value-type="string">
            <text:p>TotalDeMeDivierte</text:p>
          </table:table-cell>
          <table:table-cell office:value-type="string" calcext:value-type="string">
            <text:p>TotalDeMeEnoja</text:p>
          </table:table-cell>
          <table:table-cell office:value-type="string" calcext:value-type="string">
            <text:p>TotalDeMeEncanta</text:p>
          </table:table-cell>
          <table:table-cell office:value-type="string" calcext:value-type="string">
            <text:p>TotalDeMeEntristec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lejandra Barrales</text:p>
          </table:table-cell>
          <table:table-cell office:value-type="float" office:value="2134" calcext:value-type="float">
            <text:p>2134</text:p>
          </table:table-cell>
          <table:table-cell office:value-type="float" office:value="9" calcext:value-type="float">
            <text:p>9</text:p>
          </table:table-cell>
          <table:table-cell office:value-type="float" office:value="2125" calcext:value-type="float">
            <text:p>2125</text:p>
          </table:table-cell>
          <table:table-cell office:value-type="float" office:value="464.333333333333" calcext:value-type="float">
            <text:p>464.3333333333</text:p>
          </table:table-cell>
          <table:table-cell office:value-type="float" office:value="243.954002950465" calcext:value-type="float">
            <text:p>243.9540029505</text:p>
          </table:table-cell>
          <table:table-cell office:value-type="float" office:value="197.156632173095" calcext:value-type="float">
            <text:p>197.1566321731</text:p>
          </table:table-cell>
          <table:table-cell office:value-type="float" office:value="203.531013353612" calcext:value-type="float">
            <text:p>203.5310133536</text:p>
          </table:table-cell>
          <table:table-cell office:value-type="float" office:value="32.6569411764706" calcext:value-type="float">
            <text:p>32.6569411765</text:p>
          </table:table-cell>
          <table:table-cell office:value-type="float" office:value="34.5393546049423" calcext:value-type="float">
            <text:p>34.5393546049</text:p>
          </table:table-cell>
          <table:table-cell office:value-type="float" office:value="0.119058823529412" calcext:value-type="float">
            <text:p>0.1190588235</text:p>
          </table:table-cell>
          <table:table-cell office:value-type="float" office:value="0.534405934119509" calcext:value-type="float">
            <text:p>0.5344059341</text:p>
          </table:table-cell>
          <table:table-cell office:value-type="float" office:value="0.590117647058823" calcext:value-type="float">
            <text:p>0.5901176471</text:p>
          </table:table-cell>
          <table:table-cell office:value-type="float" office:value="0.797641367323092" calcext:value-type="float">
            <text:p>0.7976413673</text:p>
          </table:table-cell>
          <table:table-cell office:value-type="float" office:value="1.02588235294118" calcext:value-type="float">
            <text:p>1.0258823529</text:p>
          </table:table-cell>
          <table:table-cell office:value-type="float" office:value="0.512239131007814" calcext:value-type="float">
            <text:p>0.512239131</text:p>
          </table:table-cell>
          <table:table-cell office:value-type="float" office:value="0.531294117647059" calcext:value-type="float">
            <text:p>0.5312941176</text:p>
          </table:table-cell>
          <table:table-cell office:value-type="float" office:value="0.678118136914547" calcext:value-type="float">
            <text:p>0.6781181369</text:p>
          </table:table-cell>
          <table:table-cell office:value-type="float" office:value="0.196235294117647" calcext:value-type="float">
            <text:p>0.1962352941</text:p>
          </table:table-cell>
          <table:table-cell office:value-type="float" office:value="0.398331746074545" calcext:value-type="float">
            <text:p>0.3983317461</text:p>
          </table:table-cell>
          <table:table-cell office:value-type="float" office:value="0.0508235294117647" calcext:value-type="float">
            <text:p>0.0508235294</text:p>
          </table:table-cell>
          <table:table-cell office:value-type="float" office:value="0.219637196917772" calcext:value-type="float">
            <text:p>0.2196371969</text:p>
          </table:table-cell>
          <table:table-cell office:value-type="float" office:value="0.247529411764706" calcext:value-type="float">
            <text:p>0.2475294118</text:p>
          </table:table-cell>
          <table:table-cell office:value-type="float" office:value="0.46313485745922" calcext:value-type="float">
            <text:p>0.4631348575</text:p>
          </table:table-cell>
          <table:table-cell office:value-type="float" office:value="604.351058823529" calcext:value-type="float">
            <text:p>604.3510588235</text:p>
          </table:table-cell>
          <table:table-cell office:value-type="float" office:value="1265.34076807236" calcext:value-type="float">
            <text:p>1265.3407680724</text:p>
          </table:table-cell>
          <table:table-cell office:value-type="float" office:value="427.070588235294" calcext:value-type="float">
            <text:p>427.0705882353</text:p>
          </table:table-cell>
          <table:table-cell office:value-type="float" office:value="776.233714778273" calcext:value-type="float">
            <text:p>776.2337147783</text:p>
          </table:table-cell>
          <table:table-cell office:value-type="float" office:value="38.0098823529412" calcext:value-type="float">
            <text:p>38.0098823529</text:p>
          </table:table-cell>
          <table:table-cell office:value-type="float" office:value="273.177896610353" calcext:value-type="float">
            <text:p>273.1778966104</text:p>
          </table:table-cell>
          <table:table-cell office:value-type="float" office:value="49.2931764705882" calcext:value-type="float">
            <text:p>49.2931764706</text:p>
          </table:table-cell>
          <table:table-cell office:value-type="float" office:value="229.297788759312" calcext:value-type="float">
            <text:p>229.2977887593</text:p>
          </table:table-cell>
          <table:table-cell office:value-type="float" office:value="19.1477647058824" calcext:value-type="float">
            <text:p>19.1477647059</text:p>
          </table:table-cell>
          <table:table-cell office:value-type="float" office:value="84.1061055400921" calcext:value-type="float">
            <text:p>84.1061055401</text:p>
          </table:table-cell>
          <table:table-cell office:value-type="float" office:value="62.6508235294118" calcext:value-type="float">
            <text:p>62.6508235294</text:p>
          </table:table-cell>
          <table:table-cell office:value-type="float" office:value="188.915454368672" calcext:value-type="float">
            <text:p>188.9154543687</text:p>
          </table:table-cell>
          <table:table-cell office:value-type="float" office:value="8.17882352941177" calcext:value-type="float">
            <text:p>8.1788235294</text:p>
          </table:table-cell>
          <table:table-cell office:value-type="float" office:value="124.314678603385" calcext:value-type="float">
            <text:p>124.3146786034</text:p>
          </table:table-cell>
          <table:table-cell office:value-type="float" office:value="2125" calcext:value-type="float">
            <text:p>2125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float" office:value="272" calcext:value-type="float">
            <text:p>272</text:p>
          </table:table-cell>
          <table:table-cell office:value-type="float" office:value="134.371764705882" calcext:value-type="float">
            <text:p>134.3717647059</text:p>
          </table:table-cell>
          <table:table-cell office:value-type="float" office:value="421.558433214819" calcext:value-type="float">
            <text:p>421.5584332148</text:p>
          </table:table-cell>
          <table:table-cell office:value-type="float" office:value="112.405176470588" calcext:value-type="float">
            <text:p>112.4051764706</text:p>
          </table:table-cell>
          <table:table-cell office:value-type="float" office:value="257.520800889659" calcext:value-type="float">
            <text:p>257.5208008897</text:p>
          </table:table-cell>
          <table:table-cell office:value-type="float" office:value="1956" calcext:value-type="float">
            <text:p>1956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1284246" calcext:value-type="float">
            <text:p>1284246</text:p>
          </table:table-cell>
          <table:table-cell office:value-type="float" office:value="907525" calcext:value-type="float">
            <text:p>907525</text:p>
          </table:table-cell>
          <table:table-cell office:value-type="float" office:value="80771" calcext:value-type="float">
            <text:p>80771</text:p>
          </table:table-cell>
          <table:table-cell office:value-type="float" office:value="104748" calcext:value-type="float">
            <text:p>104748</text:p>
          </table:table-cell>
          <table:table-cell office:value-type="float" office:value="40689" calcext:value-type="float">
            <text:p>40689</text:p>
          </table:table-cell>
          <table:table-cell office:value-type="float" office:value="133133" calcext:value-type="float">
            <text:p>133133</text:p>
          </table:table-cell>
          <table:table-cell office:value-type="float" office:value="17380" calcext:value-type="float">
            <text:p>173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fredo Del Mazo Maza</text:p>
          </table:table-cell>
          <table:table-cell office:value-type="float" office:value="1813" calcext:value-type="float">
            <text:p>1813</text:p>
          </table:table-cell>
          <table:table-cell office:value-type="float" office:value="56" calcext:value-type="float">
            <text:p>56</text:p>
          </table:table-cell>
          <table:table-cell office:value-type="float" office:value="1757" calcext:value-type="float">
            <text:p>1757</text:p>
          </table:table-cell>
          <table:table-cell office:value-type="float" office:value="364.666666666667" calcext:value-type="float">
            <text:p>364.6666666667</text:p>
          </table:table-cell>
          <table:table-cell office:value-type="float" office:value="167.893484752155" calcext:value-type="float">
            <text:p>167.8934847522</text:p>
          </table:table-cell>
          <table:table-cell office:value-type="float" office:value="174.083048919226" calcext:value-type="float">
            <text:p>174.0830489192</text:p>
          </table:table-cell>
          <table:table-cell office:value-type="float" office:value="118.778576885713" calcext:value-type="float">
            <text:p>118.7785768857</text:p>
          </table:table-cell>
          <table:table-cell office:value-type="float" office:value="27.5907797381901" calcext:value-type="float">
            <text:p>27.5907797382</text:p>
          </table:table-cell>
          <table:table-cell office:value-type="float" office:value="18.6476597403415" calcext:value-type="float">
            <text:p>18.6476597403</text:p>
          </table:table-cell>
          <table:table-cell office:value-type="float" office:value="0.029026750142288" calcext:value-type="float">
            <text:p>0.0290267501</text:p>
          </table:table-cell>
          <table:table-cell office:value-type="float" office:value="0.287789482819639" calcext:value-type="float">
            <text:p>0.2877894828</text:p>
          </table:table-cell>
          <table:table-cell office:value-type="float" office:value="0.750142287990894" calcext:value-type="float">
            <text:p>0.750142288</text:p>
          </table:table-cell>
          <table:table-cell office:value-type="float" office:value="1.01701866136133" calcext:value-type="float">
            <text:p>1.0170186614</text:p>
          </table:table-cell>
          <table:table-cell office:value-type="float" office:value="1.31929425156517" calcext:value-type="float">
            <text:p>1.3192942516</text:p>
          </table:table-cell>
          <table:table-cell office:value-type="float" office:value="1.10668171034362" calcext:value-type="float">
            <text:p>1.1066817103</text:p>
          </table:table-cell>
          <table:table-cell office:value-type="float" office:value="0.996585088218554" calcext:value-type="float">
            <text:p>0.9965850882</text:p>
          </table:table-cell>
          <table:table-cell office:value-type="float" office:value="1.25922424885143" calcext:value-type="float">
            <text:p>1.2592242489</text:p>
          </table:table-cell>
          <table:table-cell office:value-type="float" office:value="0.21969265793967" calcext:value-type="float">
            <text:p>0.2196926579</text:p>
          </table:table-cell>
          <table:table-cell office:value-type="float" office:value="0.414038396754544" calcext:value-type="float">
            <text:p>0.4140383968</text:p>
          </table:table-cell>
          <table:table-cell office:value-type="float" office:value="0.0142287990893569" calcext:value-type="float">
            <text:p>0.0142287991</text:p>
          </table:table-cell>
          <table:table-cell office:value-type="float" office:value="0.118432851717045" calcext:value-type="float">
            <text:p>0.1184328517</text:p>
          </table:table-cell>
          <table:table-cell office:value-type="float" office:value="0.0887877063175868" calcext:value-type="float">
            <text:p>0.0887877063</text:p>
          </table:table-cell>
          <table:table-cell office:value-type="float" office:value="0.284437074806448" calcext:value-type="float">
            <text:p>0.2844370748</text:p>
          </table:table-cell>
          <table:table-cell office:value-type="float" office:value="2263.35401252134" calcext:value-type="float">
            <text:p>2263.3540125214</text:p>
          </table:table-cell>
          <table:table-cell office:value-type="float" office:value="3439.89962129066" calcext:value-type="float">
            <text:p>3439.8996212907</text:p>
          </table:table-cell>
          <table:table-cell office:value-type="float" office:value="1784.39442231076" calcext:value-type="float">
            <text:p>1784.3944223108</text:p>
          </table:table-cell>
          <table:table-cell office:value-type="float" office:value="2573.78785519381" calcext:value-type="float">
            <text:p>2573.7878551938</text:p>
          </table:table-cell>
          <table:table-cell office:value-type="float" office:value="20.3147410358566" calcext:value-type="float">
            <text:p>20.3147410359</text:p>
          </table:table-cell>
          <table:table-cell office:value-type="float" office:value="94.2819278992786" calcext:value-type="float">
            <text:p>94.2819278993</text:p>
          </table:table-cell>
          <table:table-cell office:value-type="float" office:value="142.321001707456" calcext:value-type="float">
            <text:p>142.3210017075</text:p>
          </table:table-cell>
          <table:table-cell office:value-type="float" office:value="492.406007403385" calcext:value-type="float">
            <text:p>492.4060074034</text:p>
          </table:table-cell>
          <table:table-cell office:value-type="float" office:value="152.249857712009" calcext:value-type="float">
            <text:p>152.249857712</text:p>
          </table:table-cell>
          <table:table-cell office:value-type="float" office:value="515.253417109657" calcext:value-type="float">
            <text:p>515.2534171097</text:p>
          </table:table-cell>
          <table:table-cell office:value-type="float" office:value="158.77859988617" calcext:value-type="float">
            <text:p>158.7785998862</text:p>
          </table:table-cell>
          <table:table-cell office:value-type="float" office:value="338.73238108604" calcext:value-type="float">
            <text:p>338.732381086</text:p>
          </table:table-cell>
          <table:table-cell office:value-type="float" office:value="5.29538986909505" calcext:value-type="float">
            <text:p>5.2953898691</text:p>
          </table:table-cell>
          <table:table-cell office:value-type="float" office:value="38.2504083004306" calcext:value-type="float">
            <text:p>38.2504083004</text:p>
          </table:table-cell>
          <table:table-cell office:value-type="float" office:value="1757" calcext:value-type="float">
            <text:p>1757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office:value-type="float" office:value="66" calcext:value-type="float">
            <text:p>66</text:p>
          </table:table-cell>
          <table:table-cell office:value-type="float" office:value="523.640295959021" calcext:value-type="float">
            <text:p>523.640295959</text:p>
          </table:table-cell>
          <table:table-cell office:value-type="float" office:value="699.571005494468" calcext:value-type="float">
            <text:p>699.5710054945</text:p>
          </table:table-cell>
          <table:table-cell office:value-type="float" office:value="283.731360273193" calcext:value-type="float">
            <text:p>283.7313602732</text:p>
          </table:table-cell>
          <table:table-cell office:value-type="float" office:value="752.670624876204" calcext:value-type="float">
            <text:p>752.6706248762</text:p>
          </table:table-cell>
          <table:table-cell office:value-type="float" office:value="1743" calcext:value-type="float">
            <text:p>174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976713" calcext:value-type="float">
            <text:p>3976713</text:p>
          </table:table-cell>
          <table:table-cell office:value-type="float" office:value="3135181" calcext:value-type="float">
            <text:p>3135181</text:p>
          </table:table-cell>
          <table:table-cell office:value-type="float" office:value="35693" calcext:value-type="float">
            <text:p>35693</text:p>
          </table:table-cell>
          <table:table-cell office:value-type="float" office:value="250058" calcext:value-type="float">
            <text:p>250058</text:p>
          </table:table-cell>
          <table:table-cell office:value-type="float" office:value="267503" calcext:value-type="float">
            <text:p>267503</text:p>
          </table:table-cell>
          <table:table-cell office:value-type="float" office:value="278974" calcext:value-type="float">
            <text:p>278974</text:p>
          </table:table-cell>
          <table:table-cell office:value-type="float" office:value="9304" calcext:value-type="float">
            <text:p>93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rĂ©s Manuel LĂ³pez Obrador</text:p>
          </table:table-cell>
          <table:table-cell office:value-type="float" office:value="1150" calcext:value-type="float">
            <text:p>1150</text:p>
          </table:table-cell>
          <table:table-cell office:value-type="float" office:value="12" calcext:value-type="float">
            <text:p>12</text:p>
          </table:table-cell>
          <table:table-cell office:value-type="float" office:value="1138" calcext:value-type="float">
            <text:p>1138</text:p>
          </table:table-cell>
          <table:table-cell office:value-type="float" office:value="374" calcext:value-type="float">
            <text:p>374</text:p>
          </table:table-cell>
          <table:table-cell office:value-type="float" office:value="19.8158185969358" calcext:value-type="float">
            <text:p>19.8158185969</text:p>
          </table:table-cell>
          <table:table-cell office:value-type="float" office:value="322.975417032485" calcext:value-type="float">
            <text:p>322.9754170325</text:p>
          </table:table-cell>
          <table:table-cell office:value-type="float" office:value="1035.53903515886" calcext:value-type="float">
            <text:p>1035.5390351589</text:p>
          </table:table-cell>
          <table:table-cell office:value-type="float" office:value="52.871704745167" calcext:value-type="float">
            <text:p>52.8717047452</text:p>
          </table:table-cell>
          <table:table-cell office:value-type="float" office:value="172.3784441405" calcext:value-type="float">
            <text:p>172.3784441405</text:p>
          </table:table-cell>
          <table:table-cell office:value-type="float" office:value="0.00175746924428822" calcext:value-type="float">
            <text:p>0.0017574692</text:p>
          </table:table-cell>
          <table:table-cell office:value-type="float" office:value="0.0592608622147183" calcext:value-type="float">
            <text:p>0.0592608622</text:p>
          </table:table-cell>
          <table:table-cell office:value-type="float" office:value="0.0166959578207381" calcext:value-type="float">
            <text:p>0.0166959578</text:p>
          </table:table-cell>
          <table:table-cell office:value-type="float" office:value="0.309036112462858" calcext:value-type="float">
            <text:p>0.3090361125</text:p>
          </table:table-cell>
          <table:table-cell office:value-type="float" office:value="1.17311072056239" calcext:value-type="float">
            <text:p>1.1731107206</text:p>
          </table:table-cell>
          <table:table-cell office:value-type="float" office:value="0.988020152011779" calcext:value-type="float">
            <text:p>0.988020152</text:p>
          </table:table-cell>
          <table:table-cell office:value-type="float" office:value="0.51933216168717" calcext:value-type="float">
            <text:p>0.5193321617</text:p>
          </table:table-cell>
          <table:table-cell office:value-type="float" office:value="1.12179036087227" calcext:value-type="float">
            <text:p>1.1217903609</text:p>
          </table:table-cell>
          <table:table-cell office:value-type="float" office:value="0.596660808435852" calcext:value-type="float">
            <text:p>0.5966608084</text:p>
          </table:table-cell>
          <table:table-cell office:value-type="float" office:value="0.506432533819779" calcext:value-type="float">
            <text:p>0.5064325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1177504393673" calcext:value-type="float">
            <text:p>0.0571177504</text:p>
          </table:table-cell>
          <table:table-cell office:value-type="float" office:value="0.276952005228091" calcext:value-type="float">
            <text:p>0.2769520052</text:p>
          </table:table-cell>
          <table:table-cell office:value-type="float" office:value="23780.9446397188" calcext:value-type="float">
            <text:p>23780.9446397188</text:p>
          </table:table-cell>
          <table:table-cell office:value-type="float" office:value="26086.8604569176" calcext:value-type="float">
            <text:p>26086.8604569176</text:p>
          </table:table-cell>
          <table:table-cell office:value-type="float" office:value="19822.3198594025" calcext:value-type="float">
            <text:p>19822.3198594025</text:p>
          </table:table-cell>
          <table:table-cell office:value-type="float" office:value="19731.5648444" calcext:value-type="float">
            <text:p>19731.5648444</text:p>
          </table:table-cell>
          <table:table-cell office:value-type="float" office:value="229.457820738137" calcext:value-type="float">
            <text:p>229.4578207381</text:p>
          </table:table-cell>
          <table:table-cell office:value-type="float" office:value="408.4089133308" calcext:value-type="float">
            <text:p>408.4089133308</text:p>
          </table:table-cell>
          <table:table-cell office:value-type="float" office:value="394.838312829525" calcext:value-type="float">
            <text:p>394.8383128295</text:p>
          </table:table-cell>
          <table:table-cell office:value-type="float" office:value="2129.75055352838" calcext:value-type="float">
            <text:p>2129.7505535284</text:p>
          </table:table-cell>
          <table:table-cell office:value-type="float" office:value="143.409490333919" calcext:value-type="float">
            <text:p>143.4094903339</text:p>
          </table:table-cell>
          <table:table-cell office:value-type="float" office:value="520.941314744086" calcext:value-type="float">
            <text:p>520.9413147441</text:p>
          </table:table-cell>
          <table:table-cell office:value-type="float" office:value="3156.96485061511" calcext:value-type="float">
            <text:p>3156.9648506151</text:p>
          </table:table-cell>
          <table:table-cell office:value-type="float" office:value="6043.2353820426" calcext:value-type="float">
            <text:p>6043.2353820426</text:p>
          </table:table-cell>
          <table:table-cell office:value-type="float" office:value="33.9543057996485" calcext:value-type="float">
            <text:p>33.9543057996</text:p>
          </table:table-cell>
          <table:table-cell office:value-type="float" office:value="187.268773942999" calcext:value-type="float">
            <text:p>187.268773943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10" calcext:value-type="float">
            <text:p>10</text:p>
          </table:table-cell>
          <table:table-cell office:value-type="float" office:value="10716.0008787346" calcext:value-type="float">
            <text:p>10716.0008787346</text:p>
          </table:table-cell>
          <table:table-cell office:value-type="float" office:value="17740.8350493623" calcext:value-type="float">
            <text:p>17740.8350493623</text:p>
          </table:table-cell>
          <table:table-cell office:value-type="float" office:value="2292.45079086116" calcext:value-type="float">
            <text:p>2292.4507908612</text:p>
          </table:table-cell>
          <table:table-cell office:value-type="float" office:value="3710.4900428783" calcext:value-type="float">
            <text:p>3710.4900428783</text:p>
          </table:table-cell>
          <table:table-cell office:value-type="float" office:value="1138" calcext:value-type="float">
            <text:p>1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62715" calcext:value-type="float">
            <text:p>27062715</text:p>
          </table:table-cell>
          <table:table-cell office:value-type="float" office:value="22557800" calcext:value-type="float">
            <text:p>22557800</text:p>
          </table:table-cell>
          <table:table-cell office:value-type="float" office:value="261123" calcext:value-type="float">
            <text:p>261123</text:p>
          </table:table-cell>
          <table:table-cell office:value-type="float" office:value="449326" calcext:value-type="float">
            <text:p>449326</text:p>
          </table:table-cell>
          <table:table-cell office:value-type="float" office:value="163200" calcext:value-type="float">
            <text:p>163200</text:p>
          </table:table-cell>
          <table:table-cell office:value-type="float" office:value="3592626" calcext:value-type="float">
            <text:p>3592626</text:p>
          </table:table-cell>
          <table:table-cell office:value-type="float" office:value="38640" calcext:value-type="float">
            <text:p>386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audia Sheinbaum</text:p>
          </table:table-cell>
          <table:table-cell office:value-type="float" office:value="1620" calcext:value-type="float">
            <text:p>1620</text:p>
          </table:table-cell>
          <table:table-cell office:value-type="float" office:value="64" calcext:value-type="float">
            <text:p>64</text:p>
          </table:table-cell>
          <table:table-cell office:value-type="float" office:value="1556" calcext:value-type="float">
            <text:p>1556</text:p>
          </table:table-cell>
          <table:table-cell office:value-type="float" office:value="515" calcext:value-type="float">
            <text:p>515</text:p>
          </table:table-cell>
          <table:table-cell office:value-type="float" office:value="91.4038657096442" calcext:value-type="float">
            <text:p>91.4038657096</text:p>
          </table:table-cell>
          <table:table-cell office:value-type="float" office:value="212.758509955042" calcext:value-type="float">
            <text:p>212.758509955</text:p>
          </table:table-cell>
          <table:table-cell office:value-type="float" office:value="275.750933852831" calcext:value-type="float">
            <text:p>275.7509338528</text:p>
          </table:table-cell>
          <table:table-cell office:value-type="float" office:value="32.4074550128535" calcext:value-type="float">
            <text:p>32.4074550129</text:p>
          </table:table-cell>
          <table:table-cell office:value-type="float" office:value="43.79035174399" calcext:value-type="float">
            <text:p>43.790351744</text:p>
          </table:table-cell>
          <table:table-cell office:value-type="float" office:value="0.0186375321336761" calcext:value-type="float">
            <text:p>0.0186375321</text:p>
          </table:table-cell>
          <table:table-cell office:value-type="float" office:value="0.180080515354555" calcext:value-type="float">
            <text:p>0.1800805154</text:p>
          </table:table-cell>
          <table:table-cell office:value-type="float" office:value="0.365681233933162" calcext:value-type="float">
            <text:p>0.3656812339</text:p>
          </table:table-cell>
          <table:table-cell office:value-type="float" office:value="0.689121948817422" calcext:value-type="float">
            <text:p>0.6891219488</text:p>
          </table:table-cell>
          <table:table-cell office:value-type="float" office:value="2.21529562982005" calcext:value-type="float">
            <text:p>2.2152956298</text:p>
          </table:table-cell>
          <table:table-cell office:value-type="float" office:value="1.74809407119717" calcext:value-type="float">
            <text:p>1.7480940712</text:p>
          </table:table-cell>
          <table:table-cell office:value-type="float" office:value="1.93766066838046" calcext:value-type="float">
            <text:p>1.9376606684</text:p>
          </table:table-cell>
          <table:table-cell office:value-type="float" office:value="1.8754524877891" calcext:value-type="float">
            <text:p>1.8754524878</text:p>
          </table:table-cell>
          <table:table-cell office:value-type="float" office:value="0.0951156812339332" calcext:value-type="float">
            <text:p>0.0951156812</text:p>
          </table:table-cell>
          <table:table-cell office:value-type="float" office:value="0.332400785570179" calcext:value-type="float">
            <text:p>0.3324007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2519280205656" calcext:value-type="float">
            <text:p>0.1825192802</text:p>
          </table:table-cell>
          <table:table-cell office:value-type="float" office:value="0.544996240890313" calcext:value-type="float">
            <text:p>0.5449962409</text:p>
          </table:table-cell>
          <table:table-cell office:value-type="float" office:value="964.615038560411" calcext:value-type="float">
            <text:p>964.6150385604</text:p>
          </table:table-cell>
          <table:table-cell office:value-type="float" office:value="3378.64716773843" calcext:value-type="float">
            <text:p>3378.6471677384</text:p>
          </table:table-cell>
          <table:table-cell office:value-type="float" office:value="706.491002570694" calcext:value-type="float">
            <text:p>706.4910025707</text:p>
          </table:table-cell>
          <table:table-cell office:value-type="float" office:value="2633.80197114055" calcext:value-type="float">
            <text:p>2633.8019711406</text:p>
          </table:table-cell>
          <table:table-cell office:value-type="float" office:value="6.75449871465296" calcext:value-type="float">
            <text:p>6.7544987147</text:p>
          </table:table-cell>
          <table:table-cell office:value-type="float" office:value="30.8115824141988" calcext:value-type="float">
            <text:p>30.8115824142</text:p>
          </table:table-cell>
          <table:table-cell office:value-type="float" office:value="83.0501285347044" calcext:value-type="float">
            <text:p>83.0501285347</text:p>
          </table:table-cell>
          <table:table-cell office:value-type="float" office:value="395.043442414356" calcext:value-type="float">
            <text:p>395.0434424144</text:p>
          </table:table-cell>
          <table:table-cell office:value-type="float" office:value="57.7262210796915" calcext:value-type="float">
            <text:p>57.7262210797</text:p>
          </table:table-cell>
          <table:table-cell office:value-type="float" office:value="251.122476711831" calcext:value-type="float">
            <text:p>251.1224767118</text:p>
          </table:table-cell>
          <table:table-cell office:value-type="float" office:value="106.130462724936" calcext:value-type="float">
            <text:p>106.1304627249</text:p>
          </table:table-cell>
          <table:table-cell office:value-type="float" office:value="398.022645132916" calcext:value-type="float">
            <text:p>398.0226451329</text:p>
          </table:table-cell>
          <table:table-cell office:value-type="float" office:value="4.46272493573265" calcext:value-type="float">
            <text:p>4.4627249357</text:p>
          </table:table-cell>
          <table:table-cell office:value-type="float" office:value="55.7473115888745" calcext:value-type="float">
            <text:p>55.7473115889</text:p>
          </table:table-cell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64" calcext:value-type="float">
            <text:p>64</text:p>
          </table:table-cell>
          <table:table-cell office:value-type="float" office:value="248.154241645244" calcext:value-type="float">
            <text:p>248.1542416452</text:p>
          </table:table-cell>
          <table:table-cell office:value-type="float" office:value="1166.47718802988" calcext:value-type="float">
            <text:p>1166.4771880299</text:p>
          </table:table-cell>
          <table:table-cell office:value-type="float" office:value="83.6606683804627" calcext:value-type="float">
            <text:p>83.6606683805</text:p>
          </table:table-cell>
          <table:table-cell office:value-type="float" office:value="385.168524556544" calcext:value-type="float">
            <text:p>385.1685245565</text:p>
          </table:table-cell>
          <table:table-cell office:value-type="float" office:value="1344" calcext:value-type="float">
            <text:p>1344</text:p>
          </table:table-cell>
          <table:table-cell office:value-type="float" office:value="163" calcext:value-type="float">
            <text:p>163</text:p>
          </table:table-cell>
          <table:table-cell office:value-type="float" office:value="34" calcext:value-type="float">
            <text:p>34</text:p>
          </table:table-cell>
          <table:table-cell office:value-type="float" office:value="1500941" calcext:value-type="float">
            <text:p>1500941</text:p>
          </table:table-cell>
          <table:table-cell office:value-type="float" office:value="1099300" calcext:value-type="float">
            <text:p>1099300</text:p>
          </table:table-cell>
          <table:table-cell office:value-type="float" office:value="10510" calcext:value-type="float">
            <text:p>10510</text:p>
          </table:table-cell>
          <table:table-cell office:value-type="float" office:value="129226" calcext:value-type="float">
            <text:p>129226</text:p>
          </table:table-cell>
          <table:table-cell office:value-type="float" office:value="89822" calcext:value-type="float">
            <text:p>89822</text:p>
          </table:table-cell>
          <table:table-cell office:value-type="float" office:value="165139" calcext:value-type="float">
            <text:p>165139</text:p>
          </table:table-cell>
          <table:table-cell office:value-type="float" office:value="6944" calcext:value-type="float">
            <text:p>69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lfina GĂ³mez Ălvarez</text:p>
          </table:table-cell>
          <table:table-cell office:value-type="float" office:value="1797" calcext:value-type="float">
            <text:p>1797</text:p>
          </table:table-cell>
          <table:table-cell office:value-type="float" office:value="70" calcext:value-type="float">
            <text:p>70</text:p>
          </table:table-cell>
          <table:table-cell office:value-type="float" office:value="1727" calcext:value-type="float">
            <text:p>1727</text:p>
          </table:table-cell>
          <table:table-cell office:value-type="float" office:value="522.666666666667" calcext:value-type="float">
            <text:p>522.6666666667</text:p>
          </table:table-cell>
          <table:table-cell office:value-type="float" office:value="57.1858568373529" calcext:value-type="float">
            <text:p>57.1858568374</text:p>
          </table:table-cell>
          <table:table-cell office:value-type="float" office:value="189.169560185185" calcext:value-type="float">
            <text:p>189.1695601852</text:p>
          </table:table-cell>
          <table:table-cell office:value-type="float" office:value="128.429291593306" calcext:value-type="float">
            <text:p>128.4292915933</text:p>
          </table:table-cell>
          <table:table-cell office:value-type="float" office:value="29.2935726693688" calcext:value-type="float">
            <text:p>29.2935726694</text:p>
          </table:table-cell>
          <table:table-cell office:value-type="float" office:value="20.388356843148" calcext:value-type="float">
            <text:p>20.3883568431</text:p>
          </table:table-cell>
          <table:table-cell office:value-type="float" office:value="0.0144759698899826" calcext:value-type="float">
            <text:p>0.0144759699</text:p>
          </table:table-cell>
          <table:table-cell office:value-type="float" office:value="0.174583797823588" calcext:value-type="float">
            <text:p>0.1745837978</text:p>
          </table:table-cell>
          <table:table-cell office:value-type="float" office:value="1.22987840185292" calcext:value-type="float">
            <text:p>1.2298784019</text:p>
          </table:table-cell>
          <table:table-cell office:value-type="float" office:value="1.47429986415277" calcext:value-type="float">
            <text:p>1.4742998642</text:p>
          </table:table-cell>
          <table:table-cell office:value-type="float" office:value="0.880138969310944" calcext:value-type="float">
            <text:p>0.8801389693</text:p>
          </table:table-cell>
          <table:table-cell office:value-type="float" office:value="1.26238824008362" calcext:value-type="float">
            <text:p>1.2623882401</text:p>
          </table:table-cell>
          <table:table-cell office:value-type="float" office:value="0.584250144759699" calcext:value-type="float">
            <text:p>0.5842501448</text:p>
          </table:table-cell>
          <table:table-cell office:value-type="float" office:value="1.30197204749988" calcext:value-type="float">
            <text:p>1.3019720475</text:p>
          </table:table-cell>
          <table:table-cell office:value-type="float" office:value="0.153445280833816" calcext:value-type="float">
            <text:p>0.1534452808</text:p>
          </table:table-cell>
          <table:table-cell office:value-type="float" office:value="0.360416185296453" calcext:value-type="float">
            <text:p>0.3604161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443543717429" calcext:value-type="float">
            <text:p>0.1424435437</text:p>
          </table:table-cell>
          <table:table-cell office:value-type="float" office:value="0.370416507807403" calcext:value-type="float">
            <text:p>0.3704165078</text:p>
          </table:table-cell>
          <table:table-cell office:value-type="float" office:value="1287.58425014476" calcext:value-type="float">
            <text:p>1287.5842501448</text:p>
          </table:table-cell>
          <table:table-cell office:value-type="float" office:value="5766.13917628465" calcext:value-type="float">
            <text:p>5766.1391762847</text:p>
          </table:table-cell>
          <table:table-cell office:value-type="float" office:value="1093.91198610307" calcext:value-type="float">
            <text:p>1093.9119861031</text:p>
          </table:table-cell>
          <table:table-cell office:value-type="float" office:value="4768.66196860599" calcext:value-type="float">
            <text:p>4768.661968606</text:p>
          </table:table-cell>
          <table:table-cell office:value-type="float" office:value="9.23219455703532" calcext:value-type="float">
            <text:p>9.232194557</text:p>
          </table:table-cell>
          <table:table-cell office:value-type="float" office:value="60.1610167684343" calcext:value-type="float">
            <text:p>60.1610167684</text:p>
          </table:table-cell>
          <table:table-cell office:value-type="float" office:value="35.3537927041112" calcext:value-type="float">
            <text:p>35.3537927041</text:p>
          </table:table-cell>
          <table:table-cell office:value-type="float" office:value="315.741207377626" calcext:value-type="float">
            <text:p>315.7412073776</text:p>
          </table:table-cell>
          <table:table-cell office:value-type="float" office:value="21.4962362478286" calcext:value-type="float">
            <text:p>21.4962362478</text:p>
          </table:table-cell>
          <table:table-cell office:value-type="float" office:value="143.644952756926" calcext:value-type="float">
            <text:p>143.6449527569</text:p>
          </table:table-cell>
          <table:table-cell office:value-type="float" office:value="124.170237405906" calcext:value-type="float">
            <text:p>124.1702374059</text:p>
          </table:table-cell>
          <table:table-cell office:value-type="float" office:value="596.808110888156" calcext:value-type="float">
            <text:p>596.8081108882</text:p>
          </table:table-cell>
          <table:table-cell office:value-type="float" office:value="3.4198031268095" calcext:value-type="float">
            <text:p>3.4198031268</text:p>
          </table:table-cell>
          <table:table-cell office:value-type="float" office:value="21.4518305109752" calcext:value-type="float">
            <text:p>21.451830511</text:p>
          </table:table-cell>
          <table:table-cell office:value-type="float" office:value="1727" calcext:value-type="float">
            <text:p>1727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312" calcext:value-type="float">
            <text:p>312</text:p>
          </table:table-cell>
          <table:table-cell office:value-type="float" office:value="505.557035321367" calcext:value-type="float">
            <text:p>505.5570353214</text:p>
          </table:table-cell>
          <table:table-cell office:value-type="float" office:value="2890.57449946567" calcext:value-type="float">
            <text:p>2890.5744994657</text:p>
          </table:table-cell>
          <table:table-cell office:value-type="float" office:value="91.3537927041112" calcext:value-type="float">
            <text:p>91.3537927041</text:p>
          </table:table-cell>
          <table:table-cell office:value-type="float" office:value="539.856585661438" calcext:value-type="float">
            <text:p>539.8565856614</text:p>
          </table:table-cell>
          <table:table-cell office:value-type="float" office:value="1387" calcext:value-type="float">
            <text:p>1387</text:p>
          </table:table-cell>
          <table:table-cell office:value-type="float" office:value="26" calcext:value-type="float">
            <text:p>26</text:p>
          </table:table-cell>
          <table:table-cell office:value-type="float" office:value="308" calcext:value-type="float">
            <text:p>308</text:p>
          </table:table-cell>
          <table:table-cell office:value-type="float" office:value="2223658" calcext:value-type="float">
            <text:p>2223658</text:p>
          </table:table-cell>
          <table:table-cell office:value-type="float" office:value="1889186" calcext:value-type="float">
            <text:p>1889186</text:p>
          </table:table-cell>
          <table:table-cell office:value-type="float" office:value="15944" calcext:value-type="float">
            <text:p>15944</text:p>
          </table:table-cell>
          <table:table-cell office:value-type="float" office:value="61056" calcext:value-type="float">
            <text:p>61056</text:p>
          </table:table-cell>
          <table:table-cell office:value-type="float" office:value="37124" calcext:value-type="float">
            <text:p>37124</text:p>
          </table:table-cell>
          <table:table-cell office:value-type="float" office:value="214442" calcext:value-type="float">
            <text:p>214442</text:p>
          </table:table-cell>
          <table:table-cell office:value-type="float" office:value="5906" calcext:value-type="float">
            <text:p>59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rique PeĂ±a Nieto</text:p>
          </table:table-cell>
          <table:table-cell office:value-type="float" office:value="1711" calcext:value-type="float">
            <text:p>1711</text:p>
          </table:table-cell>
          <table:table-cell office:value-type="float" office:value="36" calcext:value-type="float">
            <text:p>36</text:p>
          </table:table-cell>
          <table:table-cell office:value-type="float" office:value="1675" calcext:value-type="float">
            <text:p>1675</text:p>
          </table:table-cell>
          <table:table-cell office:value-type="float" office:value="553.333333333333" calcext:value-type="float">
            <text:p>553.3333333333</text:p>
          </table:table-cell>
          <table:table-cell office:value-type="float" office:value="31.4360020076062" calcext:value-type="float">
            <text:p>31.4360020076</text:p>
          </table:table-cell>
          <table:table-cell office:value-type="float" office:value="236.944510739857" calcext:value-type="float">
            <text:p>236.9445107399</text:p>
          </table:table-cell>
          <table:table-cell office:value-type="float" office:value="205.560227340164" calcext:value-type="float">
            <text:p>205.5602273402</text:p>
          </table:table-cell>
          <table:table-cell office:value-type="float" office:value="38.3785074626866" calcext:value-type="float">
            <text:p>38.3785074627</text:p>
          </table:table-cell>
          <table:table-cell office:value-type="float" office:value="33.0888990382481" calcext:value-type="float">
            <text:p>33.0888990382</text:p>
          </table:table-cell>
          <table:table-cell office:value-type="float" office:value="0.0274626865671642" calcext:value-type="float">
            <text:p>0.0274626866</text:p>
          </table:table-cell>
          <table:table-cell office:value-type="float" office:value="0.346183211279644" calcext:value-type="float">
            <text:p>0.3461832113</text:p>
          </table:table-cell>
          <table:table-cell office:value-type="float" office:value="0.0752238805970149" calcext:value-type="float">
            <text:p>0.0752238806</text:p>
          </table:table-cell>
          <table:table-cell office:value-type="float" office:value="0.33190701003491" calcext:value-type="float">
            <text:p>0.33190701</text:p>
          </table:table-cell>
          <table:table-cell office:value-type="float" office:value="1.01671641791045" calcext:value-type="float">
            <text:p>1.0167164179</text:p>
          </table:table-cell>
          <table:table-cell office:value-type="float" office:value="0.194755016870231" calcext:value-type="float">
            <text:p>0.1947550169</text:p>
          </table:table-cell>
          <table:table-cell office:value-type="float" office:value="0.04" calcext:value-type="float">
            <text:p>0.04</text:p>
          </table:table-cell>
          <table:table-cell office:value-type="float" office:value="0.281064076191485" calcext:value-type="float">
            <text:p>0.2810640762</text:p>
          </table:table-cell>
          <table:table-cell office:value-type="float" office:value="0.471641791044776" calcext:value-type="float">
            <text:p>0.471641791</text:p>
          </table:table-cell>
          <table:table-cell office:value-type="float" office:value="0.499195164224226" calcext:value-type="float">
            <text:p>0.4991951642</text:p>
          </table:table-cell>
          <table:table-cell office:value-type="float" office:value="0.472238805970149" calcext:value-type="float">
            <text:p>0.472238806</text:p>
          </table:table-cell>
          <table:table-cell office:value-type="float" office:value="0.499228721235104" calcext:value-type="float">
            <text:p>0.4992287212</text:p>
          </table:table-cell>
          <table:table-cell office:value-type="float" office:value="0.0328358208955224" calcext:value-type="float">
            <text:p>0.0328358209</text:p>
          </table:table-cell>
          <table:table-cell office:value-type="float" office:value="0.187988614851747" calcext:value-type="float">
            <text:p>0.1879886149</text:p>
          </table:table-cell>
          <table:table-cell office:value-type="float" office:value="5954.01373134328" calcext:value-type="float">
            <text:p>5954.0137313433</text:p>
          </table:table-cell>
          <table:table-cell office:value-type="float" office:value="11846.7418953372" calcext:value-type="float">
            <text:p>11846.7418953372</text:p>
          </table:table-cell>
          <table:table-cell office:value-type="float" office:value="4447.31044776119" calcext:value-type="float">
            <text:p>4447.3104477612</text:p>
          </table:table-cell>
          <table:table-cell office:value-type="float" office:value="6669.47567464392" calcext:value-type="float">
            <text:p>6669.4756746439</text:p>
          </table:table-cell>
          <table:table-cell office:value-type="float" office:value="31.7576119402985" calcext:value-type="float">
            <text:p>31.7576119403</text:p>
          </table:table-cell>
          <table:table-cell office:value-type="float" office:value="146.983978394738" calcext:value-type="float">
            <text:p>146.9839783947</text:p>
          </table:table-cell>
          <table:table-cell office:value-type="float" office:value="319.608358208955" calcext:value-type="float">
            <text:p>319.608358209</text:p>
          </table:table-cell>
          <table:table-cell office:value-type="float" office:value="1716.76650922999" calcext:value-type="float">
            <text:p>1716.76650923</text:p>
          </table:table-cell>
          <table:table-cell office:value-type="float" office:value="443.280597014925" calcext:value-type="float">
            <text:p>443.2805970149</text:p>
          </table:table-cell>
          <table:table-cell office:value-type="float" office:value="2983.06961087985" calcext:value-type="float">
            <text:p>2983.0696108799</text:p>
          </table:table-cell>
          <table:table-cell office:value-type="float" office:value="622.275223880597" calcext:value-type="float">
            <text:p>622.2752238806</text:p>
          </table:table-cell>
          <table:table-cell office:value-type="float" office:value="2630.03197961623" calcext:value-type="float">
            <text:p>2630.0319796162</text:p>
          </table:table-cell>
          <table:table-cell office:value-type="float" office:value="89.7814925373134" calcext:value-type="float">
            <text:p>89.7814925373</text:p>
          </table:table-cell>
          <table:table-cell office:value-type="float" office:value="1333.60512404585" calcext:value-type="float">
            <text:p>1333.6051240459</text:p>
          </table:table-cell>
          <table:table-cell office:value-type="float" office:value="1675" calcext:value-type="float">
            <text:p>1675</text:p>
          </table:table-cell>
          <table:table-cell office:value-type="float" office:value="0" calcext:value-type="float">
            <text:p>0</text:p>
          </table:table-cell>
          <table:table-cell office:value-type="float" office:value="1395" calcext:value-type="float">
            <text:p>1395</text:p>
          </table:table-cell>
          <table:table-cell office:value-type="float" office:value="2" calcext:value-type="float">
            <text:p>2</text:p>
          </table:table-cell>
          <table:table-cell office:value-type="float" office:value="1117.78208955224" calcext:value-type="float">
            <text:p>1117.7820895522</text:p>
          </table:table-cell>
          <table:table-cell office:value-type="float" office:value="4262.82525103636" calcext:value-type="float">
            <text:p>4262.8252510364</text:p>
          </table:table-cell>
          <table:table-cell office:value-type="float" office:value="833.364776119403" calcext:value-type="float">
            <text:p>833.3647761194</text:p>
          </table:table-cell>
          <table:table-cell office:value-type="float" office:value="4999.98021202782" calcext:value-type="float">
            <text:p>4999.9802120278</text:p>
          </table:table-cell>
          <table:table-cell office:value-type="float" office:value="1674" calcext:value-type="float">
            <text:p>16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72973" calcext:value-type="float">
            <text:p>9972973</text:p>
          </table:table-cell>
          <table:table-cell office:value-type="float" office:value="7449245" calcext:value-type="float">
            <text:p>7449245</text:p>
          </table:table-cell>
          <table:table-cell office:value-type="float" office:value="53194" calcext:value-type="float">
            <text:p>53194</text:p>
          </table:table-cell>
          <table:table-cell office:value-type="float" office:value="535344" calcext:value-type="float">
            <text:p>535344</text:p>
          </table:table-cell>
          <table:table-cell office:value-type="float" office:value="742495" calcext:value-type="float">
            <text:p>742495</text:p>
          </table:table-cell>
          <table:table-cell office:value-type="float" office:value="1042311" calcext:value-type="float">
            <text:p>1042311</text:p>
          </table:table-cell>
          <table:table-cell office:value-type="float" office:value="150384" calcext:value-type="float">
            <text:p>1503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rardo FernĂ¡ndez NoroĂ±a</text:p>
          </table:table-cell>
          <table:table-cell office:value-type="float" office:value="2096" calcext:value-type="float">
            <text:p>2096</text:p>
          </table:table-cell>
          <table:table-cell office:value-type="float" office:value="54" calcext:value-type="float">
            <text:p>54</text:p>
          </table:table-cell>
          <table:table-cell office:value-type="float" office:value="2042" calcext:value-type="float">
            <text:p>2042</text:p>
          </table:table-cell>
          <table:table-cell office:value-type="float" office:value="664.666666666667" calcext:value-type="float">
            <text:p>664.6666666667</text:p>
          </table:table-cell>
          <table:table-cell office:value-type="float" office:value="105.594612657191" calcext:value-type="float">
            <text:p>105.5946126572</text:p>
          </table:table-cell>
          <table:table-cell office:value-type="float" office:value="166.445912873226" calcext:value-type="float">
            <text:p>166.4459128732</text:p>
          </table:table-cell>
          <table:table-cell office:value-type="float" office:value="647.192156251712" calcext:value-type="float">
            <text:p>647.1921562517</text:p>
          </table:table-cell>
          <table:table-cell office:value-type="float" office:value="26.3506366307542" calcext:value-type="float">
            <text:p>26.3506366308</text:p>
          </table:table-cell>
          <table:table-cell office:value-type="float" office:value="107.397772599529" calcext:value-type="float">
            <text:p>107.3977725995</text:p>
          </table:table-cell>
          <table:table-cell office:value-type="float" office:value="0.00636630754162586" calcext:value-type="float">
            <text:p>0.0063663075</text:p>
          </table:table-cell>
          <table:table-cell office:value-type="float" office:value="0.105938365653411" calcext:value-type="float">
            <text:p>0.1059383657</text:p>
          </table:table-cell>
          <table:table-cell office:value-type="float" office:value="0.0974534769833497" calcext:value-type="float">
            <text:p>0.097453477</text:p>
          </table:table-cell>
          <table:table-cell office:value-type="float" office:value="0.578595837382531" calcext:value-type="float">
            <text:p>0.5785958374</text:p>
          </table:table-cell>
          <table:table-cell office:value-type="float" office:value="1.03623898139079" calcext:value-type="float">
            <text:p>1.0362389814</text:p>
          </table:table-cell>
          <table:table-cell office:value-type="float" office:value="0.812282763960535" calcext:value-type="float">
            <text:p>0.812282764</text:p>
          </table:table-cell>
          <table:table-cell office:value-type="float" office:value="0.424583741429971" calcext:value-type="float">
            <text:p>0.4245837414</text:p>
          </table:table-cell>
          <table:table-cell office:value-type="float" office:value="0.732913729478503" calcext:value-type="float">
            <text:p>0.7329137295</text:p>
          </table:table-cell>
          <table:table-cell office:value-type="float" office:value="0.136630754162586" calcext:value-type="float">
            <text:p>0.1366307542</text:p>
          </table:table-cell>
          <table:table-cell office:value-type="float" office:value="0.387664861513677" calcext:value-type="float">
            <text:p>0.3876648615</text:p>
          </table:table-cell>
          <table:table-cell office:value-type="float" office:value="0.0288932419196866" calcext:value-type="float">
            <text:p>0.0288932419</text:p>
          </table:table-cell>
          <table:table-cell office:value-type="float" office:value="0.167506484922397" calcext:value-type="float">
            <text:p>0.1675064849</text:p>
          </table:table-cell>
          <table:table-cell office:value-type="float" office:value="0.446131243878551" calcext:value-type="float">
            <text:p>0.4461312439</text:p>
          </table:table-cell>
          <table:table-cell office:value-type="float" office:value="0.736808387450333" calcext:value-type="float">
            <text:p>0.7368083875</text:p>
          </table:table-cell>
          <table:table-cell office:value-type="float" office:value="2437.35406464251" calcext:value-type="float">
            <text:p>2437.3540646425</text:p>
          </table:table-cell>
          <table:table-cell office:value-type="float" office:value="8718.48921917908" calcext:value-type="float">
            <text:p>8718.4892191791</text:p>
          </table:table-cell>
          <table:table-cell office:value-type="float" office:value="2001.17384916748" calcext:value-type="float">
            <text:p>2001.1738491675</text:p>
          </table:table-cell>
          <table:table-cell office:value-type="float" office:value="7575.4227868969" calcext:value-type="float">
            <text:p>7575.4227868969</text:p>
          </table:table-cell>
          <table:table-cell office:value-type="float" office:value="29.6219392752204" calcext:value-type="float">
            <text:p>29.6219392752</text:p>
          </table:table-cell>
          <table:table-cell office:value-type="float" office:value="121.832080729051" calcext:value-type="float">
            <text:p>121.8320807291</text:p>
          </table:table-cell>
          <table:table-cell office:value-type="float" office:value="102.876591576885" calcext:value-type="float">
            <text:p>102.8765915769</text:p>
          </table:table-cell>
          <table:table-cell office:value-type="float" office:value="413.631521647978" calcext:value-type="float">
            <text:p>413.631521648</text:p>
          </table:table-cell>
          <table:table-cell office:value-type="float" office:value="105.617042115573" calcext:value-type="float">
            <text:p>105.6170421156</text:p>
          </table:table-cell>
          <table:table-cell office:value-type="float" office:value="388.025139112429" calcext:value-type="float">
            <text:p>388.0251391124</text:p>
          </table:table-cell>
          <table:table-cell office:value-type="float" office:value="182.307051909892" calcext:value-type="float">
            <text:p>182.3070519099</text:p>
          </table:table-cell>
          <table:table-cell office:value-type="float" office:value="855.984660905447" calcext:value-type="float">
            <text:p>855.9846609054</text:p>
          </table:table-cell>
          <table:table-cell office:value-type="float" office:value="15.7575905974535" calcext:value-type="float">
            <text:p>15.7575905975</text:p>
          </table:table-cell>
          <table:table-cell office:value-type="float" office:value="153.20914342641" calcext:value-type="float">
            <text:p>153.2091434264</text:p>
          </table:table-cell>
          <table:table-cell office:value-type="float" office:value="2042" calcext:value-type="float">
            <text:p>2042</text:p>
          </table:table-cell>
          <table:table-cell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  <table:table-cell office:value-type="float" office:value="270" calcext:value-type="float">
            <text:p>270</text:p>
          </table:table-cell>
          <table:table-cell office:value-type="float" office:value="2046.02889324192" calcext:value-type="float">
            <text:p>2046.0288932419</text:p>
          </table:table-cell>
          <table:table-cell office:value-type="float" office:value="15868.1440419042" calcext:value-type="float">
            <text:p>15868.1440419042</text:p>
          </table:table-cell>
          <table:table-cell office:value-type="float" office:value="329.13124387855" calcext:value-type="float">
            <text:p>329.1312438786</text:p>
          </table:table-cell>
          <table:table-cell office:value-type="float" office:value="735.640129419981" calcext:value-type="float">
            <text:p>735.64012942</text:p>
          </table:table-cell>
          <table:table-cell office:value-type="float" office:value="1788" calcext:value-type="float">
            <text:p>1788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4977077" calcext:value-type="float">
            <text:p>4977077</text:p>
          </table:table-cell>
          <table:table-cell office:value-type="float" office:value="4086397" calcext:value-type="float">
            <text:p>4086397</text:p>
          </table:table-cell>
          <table:table-cell office:value-type="float" office:value="60488" calcext:value-type="float">
            <text:p>60488</text:p>
          </table:table-cell>
          <table:table-cell office:value-type="float" office:value="210074" calcext:value-type="float">
            <text:p>210074</text:p>
          </table:table-cell>
          <table:table-cell office:value-type="float" office:value="215670" calcext:value-type="float">
            <text:p>215670</text:p>
          </table:table-cell>
          <table:table-cell office:value-type="float" office:value="372271" calcext:value-type="float">
            <text:p>372271</text:p>
          </table:table-cell>
          <table:table-cell office:value-type="float" office:value="32177" calcext:value-type="float">
            <text:p>321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ime Rodriguez Calderon</text:p>
          </table:table-cell>
          <table:table-cell office:value-type="float" office:value="2005" calcext:value-type="float">
            <text:p>2005</text:p>
          </table:table-cell>
          <table:table-cell office:value-type="float" office:value="39" calcext:value-type="float">
            <text:p>39</text:p>
          </table:table-cell>
          <table:table-cell office:value-type="float" office:value="1966" calcext:value-type="float">
            <text:p>1966</text:p>
          </table:table-cell>
          <table:table-cell office:value-type="float" office:value="652.666666666667" calcext:value-type="float">
            <text:p>652.6666666667</text:p>
          </table:table-cell>
          <table:table-cell office:value-type="float" office:value="113.496940732143" calcext:value-type="float">
            <text:p>113.4969407321</text:p>
          </table:table-cell>
          <table:table-cell office:value-type="float" office:value="221.768174885613" calcext:value-type="float">
            <text:p>221.7681748856</text:p>
          </table:table-cell>
          <table:table-cell office:value-type="float" office:value="186.184647795152" calcext:value-type="float">
            <text:p>186.1846477952</text:p>
          </table:table-cell>
          <table:table-cell office:value-type="float" office:value="37.6693794506612" calcext:value-type="float">
            <text:p>37.6693794507</text:p>
          </table:table-cell>
          <table:table-cell office:value-type="float" office:value="31.7616784830797" calcext:value-type="float">
            <text:p>31.7616784831</text:p>
          </table:table-cell>
          <table:table-cell office:value-type="float" office:value="0.0289928789420142" calcext:value-type="float">
            <text:p>0.0289928789</text:p>
          </table:table-cell>
          <table:table-cell office:value-type="float" office:value="0.341550683992374" calcext:value-type="float">
            <text:p>0.341550684</text:p>
          </table:table-cell>
          <table:table-cell office:value-type="float" office:value="0.110376398779247" calcext:value-type="float">
            <text:p>0.1103763988</text:p>
          </table:table-cell>
          <table:table-cell office:value-type="float" office:value="0.448263475164192" calcext:value-type="float">
            <text:p>0.4482634752</text:p>
          </table:table-cell>
          <table:table-cell office:value-type="float" office:value="1.07884028484232" calcext:value-type="float">
            <text:p>1.0788402848</text:p>
          </table:table-cell>
          <table:table-cell office:value-type="float" office:value="0.620430295604335" calcext:value-type="float">
            <text:p>0.6204302956</text:p>
          </table:table-cell>
          <table:table-cell office:value-type="float" office:value="0.561037639877925" calcext:value-type="float">
            <text:p>0.5610376399</text:p>
          </table:table-cell>
          <table:table-cell office:value-type="float" office:value="0.811970300991415" calcext:value-type="float">
            <text:p>0.811970301</text:p>
          </table:table-cell>
          <table:table-cell office:value-type="float" office:value="0.416581892166836" calcext:value-type="float">
            <text:p>0.4165818922</text:p>
          </table:table-cell>
          <table:table-cell office:value-type="float" office:value="0.492992311588664" calcext:value-type="float">
            <text:p>0.4929923116</text:p>
          </table:table-cell>
          <table:table-cell office:value-type="float" office:value="0.0244150559511699" calcext:value-type="float">
            <text:p>0.024415056</text:p>
          </table:table-cell>
          <table:table-cell office:value-type="float" office:value="0.154333926905496" calcext:value-type="float">
            <text:p>0.1543339269</text:p>
          </table:table-cell>
          <table:table-cell office:value-type="float" office:value="0.0768056968463886" calcext:value-type="float">
            <text:p>0.0768056968</text:p>
          </table:table-cell>
          <table:table-cell office:value-type="float" office:value="0.279334279607941" calcext:value-type="float">
            <text:p>0.2793342796</text:p>
          </table:table-cell>
          <table:table-cell office:value-type="float" office:value="3718.33367243133" calcext:value-type="float">
            <text:p>3718.3336724313</text:p>
          </table:table-cell>
          <table:table-cell office:value-type="float" office:value="9594.23304648739" calcext:value-type="float">
            <text:p>9594.2330464874</text:p>
          </table:table-cell>
          <table:table-cell office:value-type="float" office:value="3032.76703967447" calcext:value-type="float">
            <text:p>3032.7670396745</text:p>
          </table:table-cell>
          <table:table-cell office:value-type="float" office:value="7378.41668592258" calcext:value-type="float">
            <text:p>7378.4166859226</text:p>
          </table:table-cell>
          <table:table-cell office:value-type="float" office:value="36.0528992878942" calcext:value-type="float">
            <text:p>36.0528992879</text:p>
          </table:table-cell>
          <table:table-cell office:value-type="float" office:value="230.834304961672" calcext:value-type="float">
            <text:p>230.8343049617</text:p>
          </table:table-cell>
          <table:table-cell office:value-type="float" office:value="114.180569684639" calcext:value-type="float">
            <text:p>114.1805696846</text:p>
          </table:table-cell>
          <table:table-cell office:value-type="float" office:value="582.808951637438" calcext:value-type="float">
            <text:p>582.8089516374</text:p>
          </table:table-cell>
          <table:table-cell office:value-type="float" office:value="37.7741607324517" calcext:value-type="float">
            <text:p>37.7741607325</text:p>
          </table:table-cell>
          <table:table-cell office:value-type="float" office:value="194.672701464551" calcext:value-type="float">
            <text:p>194.6727014646</text:p>
          </table:table-cell>
          <table:table-cell office:value-type="float" office:value="461.31485249237" calcext:value-type="float">
            <text:p>461.3148524924</text:p>
          </table:table-cell>
          <table:table-cell office:value-type="float" office:value="1929.05477173753" calcext:value-type="float">
            <text:p>1929.0547717375</text:p>
          </table:table-cell>
          <table:table-cell office:value-type="float" office:value="36.2441505595117" calcext:value-type="float">
            <text:p>36.2441505595</text:p>
          </table:table-cell>
          <table:table-cell office:value-type="float" office:value="663.111848718104" calcext:value-type="float">
            <text:p>663.1118487181</text:p>
          </table:table-cell>
          <table:table-cell office:value-type="float" office:value="1964" calcext:value-type="float">
            <text:p>1964</text:p>
          </table:table-cell>
          <table:table-cell office:value-type="float" office:value="2" calcext:value-type="float">
            <text:p>2</text:p>
          </table:table-cell>
          <table:table-cell office:value-type="float" office:value="1112" calcext:value-type="float">
            <text:p>1112</text:p>
          </table:table-cell>
          <table:table-cell office:value-type="float" office:value="37" calcext:value-type="float">
            <text:p>37</text:p>
          </table:table-cell>
          <table:table-cell office:value-type="float" office:value="1360.74465920651" calcext:value-type="float">
            <text:p>1360.7446592065</text:p>
          </table:table-cell>
          <table:table-cell office:value-type="float" office:value="9032.07319772957" calcext:value-type="float">
            <text:p>9032.0731977296</text:p>
          </table:table-cell>
          <table:table-cell office:value-type="float" office:value="675.566124109868" calcext:value-type="float">
            <text:p>675.5661241099</text:p>
          </table:table-cell>
          <table:table-cell office:value-type="float" office:value="2231.80756827799" calcext:value-type="float">
            <text:p>2231.807568278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10244" calcext:value-type="float">
            <text:p>7310244</text:p>
          </table:table-cell>
          <table:table-cell office:value-type="float" office:value="5962420" calcext:value-type="float">
            <text:p>5962420</text:p>
          </table:table-cell>
          <table:table-cell office:value-type="float" office:value="70880" calcext:value-type="float">
            <text:p>70880</text:p>
          </table:table-cell>
          <table:table-cell office:value-type="float" office:value="224479" calcext:value-type="float">
            <text:p>224479</text:p>
          </table:table-cell>
          <table:table-cell office:value-type="float" office:value="74264" calcext:value-type="float">
            <text:p>74264</text:p>
          </table:table-cell>
          <table:table-cell office:value-type="float" office:value="906945" calcext:value-type="float">
            <text:p>906945</text:p>
          </table:table-cell>
          <table:table-cell office:value-type="float" office:value="71256" calcext:value-type="float">
            <text:p>712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sĂ© Antonio Meade</text:p>
          </table:table-cell>
          <table:table-cell office:value-type="float" office:value="1883" calcext:value-type="float">
            <text:p>1883</text:p>
          </table:table-cell>
          <table:table-cell office:value-type="float" office:value="36" calcext:value-type="float">
            <text:p>36</text:p>
          </table:table-cell>
          <table:table-cell office:value-type="float" office:value="1847" calcext:value-type="float">
            <text:p>1847</text:p>
          </table:table-cell>
          <table:table-cell office:value-type="float" office:value="540" calcext:value-type="float">
            <text:p>540</text:p>
          </table:table-cell>
          <table:table-cell office:value-type="float" office:value="145.210192479729" calcext:value-type="float">
            <text:p>145.2101924797</text:p>
          </table:table-cell>
          <table:table-cell office:value-type="float" office:value="165.198051948052" calcext:value-type="float">
            <text:p>165.1980519481</text:p>
          </table:table-cell>
          <table:table-cell office:value-type="float" office:value="138.709445758122" calcext:value-type="float">
            <text:p>138.7094457581</text:p>
          </table:table-cell>
          <table:table-cell office:value-type="float" office:value="26.0395235517055" calcext:value-type="float">
            <text:p>26.0395235517</text:p>
          </table:table-cell>
          <table:table-cell office:value-type="float" office:value="21.8953324846479" calcext:value-type="float">
            <text:p>21.8953324846</text:p>
          </table:table-cell>
          <table:table-cell office:value-type="float" office:value="0.0129940443963184" calcext:value-type="float">
            <text:p>0.0129940444</text:p>
          </table:table-cell>
          <table:table-cell office:value-type="float" office:value="0.139004393472667" calcext:value-type="float">
            <text:p>0.1390043935</text:p>
          </table:table-cell>
          <table:table-cell office:value-type="float" office:value="0.456415809420682" calcext:value-type="float">
            <text:p>0.4564158094</text:p>
          </table:table-cell>
          <table:table-cell office:value-type="float" office:value="0.724780448678313" calcext:value-type="float">
            <text:p>0.7247804487</text:p>
          </table:table-cell>
          <table:table-cell office:value-type="float" office:value="1.49539794260964" calcext:value-type="float">
            <text:p>1.4953979426</text:p>
          </table:table-cell>
          <table:table-cell office:value-type="float" office:value="1.07027335171007" calcext:value-type="float">
            <text:p>1.0702733517</text:p>
          </table:table-cell>
          <table:table-cell office:value-type="float" office:value="0.858148348673525" calcext:value-type="float">
            <text:p>0.8581483487</text:p>
          </table:table-cell>
          <table:table-cell office:value-type="float" office:value="1.33237453809878" calcext:value-type="float">
            <text:p>1.3323745381</text:p>
          </table:table-cell>
          <table:table-cell office:value-type="float" office:value="0.334596643205198" calcext:value-type="float">
            <text:p>0.3345966432</text:p>
          </table:table-cell>
          <table:table-cell office:value-type="float" office:value="0.482065620904717" calcext:value-type="float">
            <text:p>0.4820656209</text:p>
          </table:table-cell>
          <table:table-cell office:value-type="float" office:value="0.126150514347591" calcext:value-type="float">
            <text:p>0.1261505143</text:p>
          </table:table-cell>
          <table:table-cell office:value-type="float" office:value="0.332018918252302" calcext:value-type="float">
            <text:p>0.3320189183</text:p>
          </table:table-cell>
          <table:table-cell office:value-type="float" office:value="0.176502436383324" calcext:value-type="float">
            <text:p>0.1765024364</text:p>
          </table:table-cell>
          <table:table-cell office:value-type="float" office:value="0.486114839424084" calcext:value-type="float">
            <text:p>0.4861148394</text:p>
          </table:table-cell>
          <table:table-cell office:value-type="float" office:value="2746.80075798592" calcext:value-type="float">
            <text:p>2746.8007579859</text:p>
          </table:table-cell>
          <table:table-cell office:value-type="float" office:value="6049.24409873181" calcext:value-type="float">
            <text:p>6049.2440987318</text:p>
          </table:table-cell>
          <table:table-cell office:value-type="float" office:value="2045.50839198701" calcext:value-type="float">
            <text:p>2045.508391987</text:p>
          </table:table-cell>
          <table:table-cell office:value-type="float" office:value="3310.9445588864" calcext:value-type="float">
            <text:p>3310.9445588864</text:p>
          </table:table-cell>
          <table:table-cell office:value-type="float" office:value="9.64049810503519" calcext:value-type="float">
            <text:p>9.640498105</text:p>
          </table:table-cell>
          <table:table-cell office:value-type="float" office:value="59.458735700302" calcext:value-type="float">
            <text:p>59.4587357003</text:p>
          </table:table-cell>
          <table:table-cell office:value-type="float" office:value="360.099621007038" calcext:value-type="float">
            <text:p>360.099621007</text:p>
          </table:table-cell>
          <table:table-cell office:value-type="float" office:value="2344.57180860639" calcext:value-type="float">
            <text:p>2344.5718086064</text:p>
          </table:table-cell>
          <table:table-cell office:value-type="float" office:value="73.5419599350298" calcext:value-type="float">
            <text:p>73.541959935</text:p>
          </table:table-cell>
          <table:table-cell office:value-type="float" office:value="457.380797100287" calcext:value-type="float">
            <text:p>457.3807971003</text:p>
          </table:table-cell>
          <table:table-cell office:value-type="float" office:value="250.901461829995" calcext:value-type="float">
            <text:p>250.90146183</text:p>
          </table:table-cell>
          <table:table-cell office:value-type="float" office:value="649.566508261583" calcext:value-type="float">
            <text:p>649.5665082616</text:p>
          </table:table-cell>
          <table:table-cell office:value-type="float" office:value="7.10882512181917" calcext:value-type="float">
            <text:p>7.1088251218</text:p>
          </table:table-cell>
          <table:table-cell office:value-type="float" office:value="83.7081101992494" calcext:value-type="float">
            <text:p>83.7081101992</text:p>
          </table:table-cell>
          <table:table-cell office:value-type="float" office:value="1847" calcext:value-type="float">
            <text:p>1847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64" calcext:value-type="float">
            <text:p>64</text:p>
          </table:table-cell>
          <table:table-cell office:value-type="float" office:value="813.419599350298" calcext:value-type="float">
            <text:p>813.4195993503</text:p>
          </table:table-cell>
          <table:table-cell office:value-type="float" office:value="1665.08321359057" calcext:value-type="float">
            <text:p>1665.0832135906</text:p>
          </table:table-cell>
          <table:table-cell office:value-type="float" office:value="677.716838115864" calcext:value-type="float">
            <text:p>677.7168381159</text:p>
          </table:table-cell>
          <table:table-cell office:value-type="float" office:value="2784.81054644512" calcext:value-type="float">
            <text:p>2784.8105464451</text:p>
          </table:table-cell>
          <table:table-cell office:value-type="float" office:value="1823" calcext:value-type="float">
            <text:p>18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073341" calcext:value-type="float">
            <text:p>5073341</text:p>
          </table:table-cell>
          <table:table-cell office:value-type="float" office:value="3778054" calcext:value-type="float">
            <text:p>3778054</text:p>
          </table:table-cell>
          <table:table-cell office:value-type="float" office:value="17806" calcext:value-type="float">
            <text:p>17806</text:p>
          </table:table-cell>
          <table:table-cell office:value-type="float" office:value="665104" calcext:value-type="float">
            <text:p>665104</text:p>
          </table:table-cell>
          <table:table-cell office:value-type="float" office:value="135832" calcext:value-type="float">
            <text:p>135832</text:p>
          </table:table-cell>
          <table:table-cell office:value-type="float" office:value="463415" calcext:value-type="float">
            <text:p>463415</text:p>
          </table:table-cell>
          <table:table-cell office:value-type="float" office:value="13130" calcext:value-type="float">
            <text:p>131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nuel Velasco Coello</text:p>
          </table:table-cell>
          <table:table-cell office:value-type="float" office:value="1901" calcext:value-type="float">
            <text:p>1901</text:p>
          </table:table-cell>
          <table:table-cell office:value-type="float" office:value="17" calcext:value-type="float">
            <text:p>17</text:p>
          </table:table-cell>
          <table:table-cell office:value-type="float" office:value="1884" calcext:value-type="float">
            <text:p>1884</text:p>
          </table:table-cell>
          <table:table-cell office:value-type="float" office:value="625.333333333333" calcext:value-type="float">
            <text:p>625.3333333333</text:p>
          </table:table-cell>
          <table:table-cell office:value-type="float" office:value="64.1941499584572" calcext:value-type="float">
            <text:p>64.1941499585</text:p>
          </table:table-cell>
          <table:table-cell office:value-type="float" office:value="227.877453580902" calcext:value-type="float">
            <text:p>227.8774535809</text:p>
          </table:table-cell>
          <table:table-cell office:value-type="float" office:value="115.378433254917" calcext:value-type="float">
            <text:p>115.3784332549</text:p>
          </table:table-cell>
          <table:table-cell office:value-type="float" office:value="35.9081740976645" calcext:value-type="float">
            <text:p>35.9081740977</text:p>
          </table:table-cell>
          <table:table-cell office:value-type="float" office:value="18.7432806660628" calcext:value-type="float">
            <text:p>18.7432806661</text:p>
          </table:table-cell>
          <table:table-cell office:value-type="float" office:value="0.000530785562632696" calcext:value-type="float">
            <text:p>0.0005307856</text:p>
          </table:table-cell>
          <table:table-cell office:value-type="float" office:value="0.0230326687407082" calcext:value-type="float">
            <text:p>0.0230326687</text:p>
          </table:table-cell>
          <table:table-cell office:value-type="float" office:value="1.45912951167728" calcext:value-type="float">
            <text:p>1.4591295117</text:p>
          </table:table-cell>
          <table:table-cell office:value-type="float" office:value="1.23076559735226" calcext:value-type="float">
            <text:p>1.2307655974</text:p>
          </table:table-cell>
          <table:table-cell office:value-type="float" office:value="1.26114649681529" calcext:value-type="float">
            <text:p>1.2611464968</text:p>
          </table:table-cell>
          <table:table-cell office:value-type="float" office:value="1.06615464843395" calcext:value-type="float">
            <text:p>1.0661546484</text:p>
          </table:table-cell>
          <table:table-cell office:value-type="float" office:value="0.717622080679405" calcext:value-type="float">
            <text:p>0.7176220807</text:p>
          </table:table-cell>
          <table:table-cell office:value-type="float" office:value="1.29053695825283" calcext:value-type="float">
            <text:p>1.2905369583</text:p>
          </table:table-cell>
          <table:table-cell office:value-type="float" office:value="0.0249469214437367" calcext:value-type="float">
            <text:p>0.0249469214</text:p>
          </table:table-cell>
          <table:table-cell office:value-type="float" office:value="0.155963369270533" calcext:value-type="float">
            <text:p>0.1559633693</text:p>
          </table:table-cell>
          <table:table-cell office:value-type="float" office:value="0.0976645435244161" calcext:value-type="float">
            <text:p>0.0976645435</text:p>
          </table:table-cell>
          <table:table-cell office:value-type="float" office:value="0.296860540426955" calcext:value-type="float">
            <text:p>0.2968605404</text:p>
          </table:table-cell>
          <table:table-cell office:value-type="float" office:value="0.420912951167728" calcext:value-type="float">
            <text:p>0.4209129512</text:p>
          </table:table-cell>
          <table:table-cell office:value-type="float" office:value="0.495851168151828" calcext:value-type="float">
            <text:p>0.4958511682</text:p>
          </table:table-cell>
          <table:table-cell office:value-type="float" office:value="6935.33333333333" calcext:value-type="float">
            <text:p>6935.3333333333</text:p>
          </table:table-cell>
          <table:table-cell office:value-type="float" office:value="14756.2205438298" calcext:value-type="float">
            <text:p>14756.2205438298</text:p>
          </table:table-cell>
          <table:table-cell office:value-type="float" office:value="6075.41082802548" calcext:value-type="float">
            <text:p>6075.4108280255</text:p>
          </table:table-cell>
          <table:table-cell office:value-type="float" office:value="12753.4635406382" calcext:value-type="float">
            <text:p>12753.4635406382</text:p>
          </table:table-cell>
          <table:table-cell office:value-type="float" office:value="95.3832271762208" calcext:value-type="float">
            <text:p>95.3832271762</text:p>
          </table:table-cell>
          <table:table-cell office:value-type="float" office:value="332.057223432568" calcext:value-type="float">
            <text:p>332.0572234326</text:p>
          </table:table-cell>
          <table:table-cell office:value-type="float" office:value="175.283439490446" calcext:value-type="float">
            <text:p>175.2834394904</text:p>
          </table:table-cell>
          <table:table-cell office:value-type="float" office:value="531.323547996591" calcext:value-type="float">
            <text:p>531.3235479966</text:p>
          </table:table-cell>
          <table:table-cell office:value-type="float" office:value="77.671974522293" calcext:value-type="float">
            <text:p>77.6719745223</text:p>
          </table:table-cell>
          <table:table-cell office:value-type="float" office:value="331.928273274305" calcext:value-type="float">
            <text:p>331.9282732743</text:p>
          </table:table-cell>
          <table:table-cell office:value-type="float" office:value="447.737261146497" calcext:value-type="float">
            <text:p>447.7372611465</text:p>
          </table:table-cell>
          <table:table-cell office:value-type="float" office:value="1621.02650941863" calcext:value-type="float">
            <text:p>1621.0265094186</text:p>
          </table:table-cell>
          <table:table-cell office:value-type="float" office:value="63.8466029723992" calcext:value-type="float">
            <text:p>63.8466029724</text:p>
          </table:table-cell>
          <table:table-cell office:value-type="float" office:value="1056.85888062723" calcext:value-type="float">
            <text:p>1056.8588806272</text:p>
          </table:table-cell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office:value-type="float" office:value="1443" calcext:value-type="float">
            <text:p>1443</text:p>
          </table:table-cell>
          <table:table-cell office:value-type="float" office:value="57" calcext:value-type="float">
            <text:p>57</text:p>
          </table:table-cell>
          <table:table-cell office:value-type="float" office:value="797.194267515924" calcext:value-type="float">
            <text:p>797.1942675159</text:p>
          </table:table-cell>
          <table:table-cell office:value-type="float" office:value="2070.91617863882" calcext:value-type="float">
            <text:p>2070.9161786388</text:p>
          </table:table-cell>
          <table:table-cell office:value-type="float" office:value="297.756900212314" calcext:value-type="float">
            <text:p>297.7569002123</text:p>
          </table:table-cell>
          <table:table-cell office:value-type="float" office:value="467.539368246173" calcext:value-type="float">
            <text:p>467.5393682462</text:p>
          </table:table-cell>
          <table:table-cell office:value-type="float" office:value="1884" calcext:value-type="float">
            <text:p>1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66168" calcext:value-type="float">
            <text:p>13066168</text:p>
          </table:table-cell>
          <table:table-cell office:value-type="float" office:value="11446074" calcext:value-type="float">
            <text:p>11446074</text:p>
          </table:table-cell>
          <table:table-cell office:value-type="float" office:value="179702" calcext:value-type="float">
            <text:p>179702</text:p>
          </table:table-cell>
          <table:table-cell office:value-type="float" office:value="330234" calcext:value-type="float">
            <text:p>330234</text:p>
          </table:table-cell>
          <table:table-cell office:value-type="float" office:value="146334" calcext:value-type="float">
            <text:p>146334</text:p>
          </table:table-cell>
          <table:table-cell office:value-type="float" office:value="843537" calcext:value-type="float">
            <text:p>843537</text:p>
          </table:table-cell>
          <table:table-cell office:value-type="float" office:value="120287" calcext:value-type="float">
            <text:p>1202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iana Boy</text:p>
          </table:table-cell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  <table:table-cell office:value-type="float" office:value="274" calcext:value-type="float">
            <text:p>274</text:p>
          </table:table-cell>
          <table:table-cell office:value-type="float" office:value="91.3333333333333" calcext:value-type="float">
            <text:p>91.3333333333</text:p>
          </table:table-cell>
          <table:table-cell office:value-type="float" office:value="129.164838696743" calcext:value-type="float">
            <text:p>129.1648386967</text:p>
          </table:table-cell>
          <table:table-cell office:value-type="float" office:value="202.541818181818" calcext:value-type="float">
            <text:p>202.5418181818</text:p>
          </table:table-cell>
          <table:table-cell office:value-type="float" office:value="113.184873211781" calcext:value-type="float">
            <text:p>113.1848732118</text:p>
          </table:table-cell>
          <table:table-cell office:value-type="float" office:value="31.9671532846715" calcext:value-type="float">
            <text:p>31.9671532847</text:p>
          </table:table-cell>
          <table:table-cell office:value-type="float" office:value="18.9848868417108" calcext:value-type="float">
            <text:p>18.9848868417</text:p>
          </table:table-cell>
          <table:table-cell office:value-type="float" office:value="0.0802919708029197" calcext:value-type="float">
            <text:p>0.0802919708</text:p>
          </table:table-cell>
          <table:table-cell office:value-type="float" office:value="0.453025420414099" calcext:value-type="float">
            <text:p>0.4530254204</text:p>
          </table:table-cell>
          <table:table-cell office:value-type="float" office:value="1.34306569343066" calcext:value-type="float">
            <text:p>1.3430656934</text:p>
          </table:table-cell>
          <table:table-cell office:value-type="float" office:value="0.866555865871944" calcext:value-type="float">
            <text:p>0.8665558659</text:p>
          </table:table-cell>
          <table:table-cell office:value-type="float" office:value="2.33211678832117" calcext:value-type="float">
            <text:p>2.3321167883</text:p>
          </table:table-cell>
          <table:table-cell office:value-type="float" office:value="1.58088187098534" calcext:value-type="float">
            <text:p>1.580881871</text:p>
          </table:table-cell>
          <table:table-cell office:value-type="float" office:value="2.10948905109489" calcext:value-type="float">
            <text:p>2.1094890511</text:p>
          </table:table-cell>
          <table:table-cell office:value-type="float" office:value="1.76411443476074" calcext:value-type="float">
            <text:p>1.7641144348</text:p>
          </table:table-cell>
          <table:table-cell office:value-type="float" office:value="0.0912408759124088" calcext:value-type="float">
            <text:p>0.0912408759</text:p>
          </table:table-cell>
          <table:table-cell office:value-type="float" office:value="0.300358533336641" calcext:value-type="float">
            <text:p>0.3003585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1386861313869" calcext:value-type="float">
            <text:p>0.1313868613</text:p>
          </table:table-cell>
          <table:table-cell office:value-type="float" office:value="0.424049271482564" calcext:value-type="float">
            <text:p>0.4240492715</text:p>
          </table:table-cell>
          <table:table-cell office:value-type="float" office:value="115.547445255474" calcext:value-type="float">
            <text:p>115.5474452555</text:p>
          </table:table-cell>
          <table:table-cell office:value-type="float" office:value="152.982369615526" calcext:value-type="float">
            <text:p>152.9823696155</text:p>
          </table:table-cell>
          <table:table-cell office:value-type="float" office:value="90.1131386861314" calcext:value-type="float">
            <text:p>90.1131386861</text:p>
          </table:table-cell>
          <table:table-cell office:value-type="float" office:value="87.7157297377917" calcext:value-type="float">
            <text:p>87.7157297378</text:p>
          </table:table-cell>
          <table:table-cell office:value-type="float" office:value="0.41970802919708" calcext:value-type="float">
            <text:p>0.4197080292</text:p>
          </table:table-cell>
          <table:table-cell office:value-type="float" office:value="1.33281653454369" calcext:value-type="float">
            <text:p>1.3328165345</text:p>
          </table:table-cell>
          <table:table-cell office:value-type="float" office:value="3.23357664233577" calcext:value-type="float">
            <text:p>3.2335766423</text:p>
          </table:table-cell>
          <table:table-cell office:value-type="float" office:value="38.9536057144462" calcext:value-type="float">
            <text:p>38.9536057144</text:p>
          </table:table-cell>
          <table:table-cell office:value-type="float" office:value="0.437956204379562" calcext:value-type="float">
            <text:p>0.4379562044</text:p>
          </table:table-cell>
          <table:table-cell office:value-type="float" office:value="2.69593181991756" calcext:value-type="float">
            <text:p>2.6959318199</text:p>
          </table:table-cell>
          <table:table-cell office:value-type="float" office:value="18.3248175182482" calcext:value-type="float">
            <text:p>18.3248175182</text:p>
          </table:table-cell>
          <table:table-cell office:value-type="float" office:value="29.9694547198907" calcext:value-type="float">
            <text:p>29.9694547199</text:p>
          </table:table-cell>
          <table:table-cell office:value-type="float" office:value="3.01824817518248" calcext:value-type="float">
            <text:p>3.0182481752</text:p>
          </table:table-cell>
          <table:table-cell office:value-type="float" office:value="33.9689053152728" calcext:value-type="float">
            <text:p>33.9689053153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.7919708029197" calcext:value-type="float">
            <text:p>14.7919708029</text:p>
          </table:table-cell>
          <table:table-cell office:value-type="float" office:value="16.8144817596577" calcext:value-type="float">
            <text:p>16.8144817597</text:p>
          </table:table-cell>
          <table:table-cell office:value-type="float" office:value="6.25912408759124" calcext:value-type="float">
            <text:p>6.2591240876</text:p>
          </table:table-cell>
          <table:table-cell office:value-type="float" office:value="17.4228855904661" calcext:value-type="float">
            <text:p>17.4228855905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31660" calcext:value-type="float">
            <text:p>31660</text:p>
          </table:table-cell>
          <table:table-cell office:value-type="float" office:value="24691" calcext:value-type="float">
            <text:p>24691</text:p>
          </table:table-cell>
          <table:table-cell office:value-type="float" office:value="115" calcext:value-type="float">
            <text:p>115</text:p>
          </table:table-cell>
          <table:table-cell office:value-type="float" office:value="886" calcext:value-type="float">
            <text:p>886</text:p>
          </table:table-cell>
          <table:table-cell office:value-type="float" office:value="120" calcext:value-type="float">
            <text:p>120</text:p>
          </table:table-cell>
          <table:table-cell office:value-type="float" office:value="5021" calcext:value-type="float">
            <text:p>5021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tha Erika Alonso</text:p>
          </table:table-cell>
          <table:table-cell office:value-type="float" office:value="1912" calcext:value-type="float">
            <text:p>1912</text:p>
          </table:table-cell>
          <table:table-cell office:value-type="float" office:value="33" calcext:value-type="float">
            <text:p>33</text:p>
          </table:table-cell>
          <table:table-cell office:value-type="float" office:value="1879" calcext:value-type="float">
            <text:p>1879</text:p>
          </table:table-cell>
          <table:table-cell office:value-type="float" office:value="466.333333333333" calcext:value-type="float">
            <text:p>466.3333333333</text:p>
          </table:table-cell>
          <table:table-cell office:value-type="float" office:value="138.008051294923" calcext:value-type="float">
            <text:p>138.0080512949</text:p>
          </table:table-cell>
          <table:table-cell office:value-type="float" office:value="196.809574468085" calcext:value-type="float">
            <text:p>196.8095744681</text:p>
          </table:table-cell>
          <table:table-cell office:value-type="float" office:value="165.542242194803" calcext:value-type="float">
            <text:p>165.5422421948</text:p>
          </table:table-cell>
          <table:table-cell office:value-type="float" office:value="31.4002128791911" calcext:value-type="float">
            <text:p>31.4002128792</text:p>
          </table:table-cell>
          <table:table-cell office:value-type="float" office:value="27.1792880467945" calcext:value-type="float">
            <text:p>27.1792880468</text:p>
          </table:table-cell>
          <table:table-cell office:value-type="float" office:value="0.258116019159127" calcext:value-type="float">
            <text:p>0.2581160192</text:p>
          </table:table-cell>
          <table:table-cell office:value-type="float" office:value="0.958925947732464" calcext:value-type="float">
            <text:p>0.9589259477</text:p>
          </table:table-cell>
          <table:table-cell office:value-type="float" office:value="0.472059606173497" calcext:value-type="float">
            <text:p>0.4720596062</text:p>
          </table:table-cell>
          <table:table-cell office:value-type="float" office:value="0.618278924761908" calcext:value-type="float">
            <text:p>0.6182789248</text:p>
          </table:table-cell>
          <table:table-cell office:value-type="float" office:value="0.978712080894093" calcext:value-type="float">
            <text:p>0.9787120809</text:p>
          </table:table-cell>
          <table:table-cell office:value-type="float" office:value="0.23429770416182" calcext:value-type="float">
            <text:p>0.2342977042</text:p>
          </table:table-cell>
          <table:table-cell office:value-type="float" office:value="0.67589143161256" calcext:value-type="float">
            <text:p>0.6758914316</text:p>
          </table:table-cell>
          <table:table-cell office:value-type="float" office:value="0.474814258439083" calcext:value-type="float">
            <text:p>0.4748142584</text:p>
          </table:table-cell>
          <table:table-cell office:value-type="float" office:value="0.161255987227249" calcext:value-type="float">
            <text:p>0.1612559872</text:p>
          </table:table-cell>
          <table:table-cell office:value-type="float" office:value="0.367766901461529" calcext:value-type="float">
            <text:p>0.3677669015</text:p>
          </table:table-cell>
          <table:table-cell office:value-type="float" office:value="0.048962213943587" calcext:value-type="float">
            <text:p>0.0489622139</text:p>
          </table:table-cell>
          <table:table-cell office:value-type="float" office:value="0.215789053358435" calcext:value-type="float">
            <text:p>0.2157890534</text:p>
          </table:table-cell>
          <table:table-cell office:value-type="float" office:value="0.0926024481106972" calcext:value-type="float">
            <text:p>0.0926024481</text:p>
          </table:table-cell>
          <table:table-cell office:value-type="float" office:value="0.297127613216585" calcext:value-type="float">
            <text:p>0.2971276132</text:p>
          </table:table-cell>
          <table:table-cell office:value-type="float" office:value="916.294837679617" calcext:value-type="float">
            <text:p>916.2948376796</text:p>
          </table:table-cell>
          <table:table-cell office:value-type="float" office:value="1229.66479089072" calcext:value-type="float">
            <text:p>1229.6647908907</text:p>
          </table:table-cell>
          <table:table-cell office:value-type="float" office:value="726.84619478446" calcext:value-type="float">
            <text:p>726.8461947845</text:p>
          </table:table-cell>
          <table:table-cell office:value-type="float" office:value="766.388350688781" calcext:value-type="float">
            <text:p>766.3883506888</text:p>
          </table:table-cell>
          <table:table-cell office:value-type="float" office:value="14.4374667376264" calcext:value-type="float">
            <text:p>14.4374667376</text:p>
          </table:table-cell>
          <table:table-cell office:value-type="float" office:value="53.0184901640654" calcext:value-type="float">
            <text:p>53.0184901641</text:p>
          </table:table-cell>
          <table:table-cell office:value-type="float" office:value="51.6844065992549" calcext:value-type="float">
            <text:p>51.6844065993</text:p>
          </table:table-cell>
          <table:table-cell office:value-type="float" office:value="209.595728170265" calcext:value-type="float">
            <text:p>209.5957281703</text:p>
          </table:table-cell>
          <table:table-cell office:value-type="float" office:value="27.3384779137839" calcext:value-type="float">
            <text:p>27.3384779138</text:p>
          </table:table-cell>
          <table:table-cell office:value-type="float" office:value="254.324084865461" calcext:value-type="float">
            <text:p>254.3240848655</text:p>
          </table:table-cell>
          <table:table-cell office:value-type="float" office:value="91.3102714209686" calcext:value-type="float">
            <text:p>91.310271421</text:p>
          </table:table-cell>
          <table:table-cell office:value-type="float" office:value="180.947121070243" calcext:value-type="float">
            <text:p>180.9471210702</text:p>
          </table:table-cell>
          <table:table-cell office:value-type="float" office:value="4.67802022352315" calcext:value-type="float">
            <text:p>4.6780202235</text:p>
          </table:table-cell>
          <table:table-cell office:value-type="float" office:value="84.7995796448809" calcext:value-type="float">
            <text:p>84.7995796449</text:p>
          </table:table-cell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73" calcext:value-type="float">
            <text:p>73</text:p>
          </table:table-cell>
          <table:table-cell office:value-type="float" office:value="167.133049494412" calcext:value-type="float">
            <text:p>167.1330494944</text:p>
          </table:table-cell>
          <table:table-cell office:value-type="float" office:value="285.13379653295" calcext:value-type="float">
            <text:p>285.133796533</text:p>
          </table:table-cell>
          <table:table-cell office:value-type="float" office:value="106.50452368281" calcext:value-type="float">
            <text:p>106.5045236828</text:p>
          </table:table-cell>
          <table:table-cell office:value-type="float" office:value="334.180181448557" calcext:value-type="float">
            <text:p>334.1801814486</text:p>
          </table:table-cell>
          <table:table-cell office:value-type="float" office:value="1744" calcext:value-type="float">
            <text:p>1744</text:p>
          </table:table-cell>
          <table:table-cell office:value-type="float" office:value="107" calcext:value-type="float">
            <text:p>107</text:p>
          </table:table-cell>
          <table:table-cell office:value-type="float" office:value="18" calcext:value-type="float">
            <text:p>18</text:p>
          </table:table-cell>
          <table:table-cell office:value-type="float" office:value="1721718" calcext:value-type="float">
            <text:p>1721718</text:p>
          </table:table-cell>
          <table:table-cell office:value-type="float" office:value="1365744" calcext:value-type="float">
            <text:p>1365744</text:p>
          </table:table-cell>
          <table:table-cell office:value-type="float" office:value="27128" calcext:value-type="float">
            <text:p>27128</text:p>
          </table:table-cell>
          <table:table-cell office:value-type="float" office:value="97115" calcext:value-type="float">
            <text:p>97115</text:p>
          </table:table-cell>
          <table:table-cell office:value-type="float" office:value="51369" calcext:value-type="float">
            <text:p>51369</text:p>
          </table:table-cell>
          <table:table-cell office:value-type="float" office:value="171572" calcext:value-type="float">
            <text:p>171572</text:p>
          </table:table-cell>
          <table:table-cell office:value-type="float" office:value="8790" calcext:value-type="float">
            <text:p>87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fael Moreno Valle</text:p>
          </table:table-cell>
          <table:table-cell office:value-type="float" office:value="1483" calcext:value-type="float">
            <text:p>1483</text:p>
          </table:table-cell>
          <table:table-cell office:value-type="float" office:value="179" calcext:value-type="float">
            <text:p>179</text:p>
          </table:table-cell>
          <table:table-cell office:value-type="float" office:value="1304" calcext:value-type="float">
            <text:p>1304</text:p>
          </table:table-cell>
          <table:table-cell office:value-type="float" office:value="410.333333333333" calcext:value-type="float">
            <text:p>410.3333333333</text:p>
          </table:table-cell>
          <table:table-cell office:value-type="float" office:value="188.02363917574" calcext:value-type="float">
            <text:p>188.0236391757</text:p>
          </table:table-cell>
          <table:table-cell office:value-type="float" office:value="217.160153256705" calcext:value-type="float">
            <text:p>217.1601532567</text:p>
          </table:table-cell>
          <table:table-cell office:value-type="float" office:value="114.67000639339" calcext:value-type="float">
            <text:p>114.6700063934</text:p>
          </table:table-cell>
          <table:table-cell office:value-type="float" office:value="34.2592024539877" calcext:value-type="float">
            <text:p>34.259202454</text:p>
          </table:table-cell>
          <table:table-cell office:value-type="float" office:value="17.8543955331654" calcext:value-type="float">
            <text:p>17.8543955332</text:p>
          </table:table-cell>
          <table:table-cell office:value-type="float" office:value="0.0897239263803681" calcext:value-type="float">
            <text:p>0.0897239264</text:p>
          </table:table-cell>
          <table:table-cell office:value-type="float" office:value="0.382218159340146" calcext:value-type="float">
            <text:p>0.3822181593</text:p>
          </table:table-cell>
          <table:table-cell office:value-type="float" office:value="0.330521472392638" calcext:value-type="float">
            <text:p>0.3305214724</text:p>
          </table:table-cell>
          <table:table-cell office:value-type="float" office:value="0.578596544403247" calcext:value-type="float">
            <text:p>0.5785965444</text:p>
          </table:table-cell>
          <table:table-cell office:value-type="float" office:value="1.0191717791411" calcext:value-type="float">
            <text:p>1.0191717791</text:p>
          </table:table-cell>
          <table:table-cell office:value-type="float" office:value="0.167351952523414" calcext:value-type="float">
            <text:p>0.1673519525</text:p>
          </table:table-cell>
          <table:table-cell office:value-type="float" office:value="0.531441717791411" calcext:value-type="float">
            <text:p>0.5314417178</text:p>
          </table:table-cell>
          <table:table-cell office:value-type="float" office:value="0.50965440712442" calcext:value-type="float">
            <text:p>0.5096544071</text:p>
          </table:table-cell>
          <table:table-cell office:value-type="float" office:value="0.141104294478528" calcext:value-type="float">
            <text:p>0.1411042945</text:p>
          </table:table-cell>
          <table:table-cell office:value-type="float" office:value="0.34812910329107" calcext:value-type="float">
            <text:p>0.3481291033</text:p>
          </table:table-cell>
          <table:table-cell office:value-type="float" office:value="0.00383435582822086" calcext:value-type="float">
            <text:p>0.0038343558</text:p>
          </table:table-cell>
          <table:table-cell office:value-type="float" office:value="0.0618033457314687" calcext:value-type="float">
            <text:p>0.0618033457</text:p>
          </table:table-cell>
          <table:table-cell office:value-type="float" office:value="0.342791411042945" calcext:value-type="float">
            <text:p>0.342791411</text:p>
          </table:table-cell>
          <table:table-cell office:value-type="float" office:value="0.493650045612873" calcext:value-type="float">
            <text:p>0.4936500456</text:p>
          </table:table-cell>
          <table:table-cell office:value-type="float" office:value="2902.53144171779" calcext:value-type="float">
            <text:p>2902.5314417178</text:p>
          </table:table-cell>
          <table:table-cell office:value-type="float" office:value="4433.57620704483" calcext:value-type="float">
            <text:p>4433.5762070448</text:p>
          </table:table-cell>
          <table:table-cell office:value-type="float" office:value="2610.81134969325" calcext:value-type="float">
            <text:p>2610.8113496933</text:p>
          </table:table-cell>
          <table:table-cell office:value-type="float" office:value="3965.74671903848" calcext:value-type="float">
            <text:p>3965.7467190385</text:p>
          </table:table-cell>
          <table:table-cell office:value-type="float" office:value="51.4041411042945" calcext:value-type="float">
            <text:p>51.4041411043</text:p>
          </table:table-cell>
          <table:table-cell office:value-type="float" office:value="138.537707258871" calcext:value-type="float">
            <text:p>138.5377072589</text:p>
          </table:table-cell>
          <table:table-cell office:value-type="float" office:value="52.1648773006135" calcext:value-type="float">
            <text:p>52.1648773006</text:p>
          </table:table-cell>
          <table:table-cell office:value-type="float" office:value="172.853043081666" calcext:value-type="float">
            <text:p>172.8530430817</text:p>
          </table:table-cell>
          <table:table-cell office:value-type="float" office:value="35.0276073619632" calcext:value-type="float">
            <text:p>35.027607362</text:p>
          </table:table-cell>
          <table:table-cell office:value-type="float" office:value="140.072579253373" calcext:value-type="float">
            <text:p>140.0725792534</text:p>
          </table:table-cell>
          <table:table-cell office:value-type="float" office:value="147.967024539877" calcext:value-type="float">
            <text:p>147.9670245399</text:p>
          </table:table-cell>
          <table:table-cell office:value-type="float" office:value="248.37454644883" calcext:value-type="float">
            <text:p>248.3745464488</text:p>
          </table:table-cell>
          <table:table-cell office:value-type="float" office:value="5.15644171779141" calcext:value-type="float">
            <text:p>5.1564417178</text:p>
          </table:table-cell>
          <table:table-cell office:value-type="float" office:value="30.9368058376554" calcext:value-type="float">
            <text:p>30.9368058377</text:p>
          </table:table-cell>
          <table:table-cell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91" calcext:value-type="float">
            <text:p>91</text:p>
          </table:table-cell>
          <table:table-cell office:value-type="float" office:value="661.480061349693" calcext:value-type="float">
            <text:p>661.4800613497</text:p>
          </table:table-cell>
          <table:table-cell office:value-type="float" office:value="1346.05823465214" calcext:value-type="float">
            <text:p>1346.0582346522</text:p>
          </table:table-cell>
          <table:table-cell office:value-type="float" office:value="203.414877300613" calcext:value-type="float">
            <text:p>203.4148773006</text:p>
          </table:table-cell>
          <table:table-cell office:value-type="float" office:value="315.198346054279" calcext:value-type="float">
            <text:p>315.1983460543</text:p>
          </table:table-cell>
          <table:table-cell office:value-type="float" office:value="1299" calcext:value-type="float">
            <text:p>12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784901" calcext:value-type="float">
            <text:p>3784901</text:p>
          </table:table-cell>
          <table:table-cell office:value-type="float" office:value="3404498" calcext:value-type="float">
            <text:p>3404498</text:p>
          </table:table-cell>
          <table:table-cell office:value-type="float" office:value="67031" calcext:value-type="float">
            <text:p>67031</text:p>
          </table:table-cell>
          <table:table-cell office:value-type="float" office:value="68023" calcext:value-type="float">
            <text:p>68023</text:p>
          </table:table-cell>
          <table:table-cell office:value-type="float" office:value="45676" calcext:value-type="float">
            <text:p>45676</text:p>
          </table:table-cell>
          <table:table-cell office:value-type="float" office:value="192949" calcext:value-type="float">
            <text:p>192949</text:p>
          </table:table-cell>
          <table:table-cell office:value-type="float" office:value="6724" calcext:value-type="float">
            <text:p>67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cardo Anaya CortĂ©s</text:p>
          </table:table-cell>
          <table:table-cell office:value-type="float" office:value="1281" calcext:value-type="float">
            <text:p>1281</text:p>
          </table:table-cell>
          <table:table-cell office:value-type="float" office:value="13" calcext:value-type="float">
            <text:p>13</text:p>
          </table:table-cell>
          <table:table-cell office:value-type="float" office:value="1268" calcext:value-type="float">
            <text:p>1268</text:p>
          </table:table-cell>
          <table:table-cell office:value-type="float" office:value="417.333333333333" calcext:value-type="float">
            <text:p>417.3333333333</text:p>
          </table:table-cell>
          <table:table-cell office:value-type="float" office:value="43.8659574410752" calcext:value-type="float">
            <text:p>43.8659574411</text:p>
          </table:table-cell>
          <table:table-cell office:value-type="float" office:value="208.997635933806" calcext:value-type="float">
            <text:p>208.9976359338</text:p>
          </table:table-cell>
          <table:table-cell office:value-type="float" office:value="97.1965139650415" calcext:value-type="float">
            <text:p>97.196513965</text:p>
          </table:table-cell>
          <table:table-cell office:value-type="float" office:value="33.6979495268139" calcext:value-type="float">
            <text:p>33.6979495268</text:p>
          </table:table-cell>
          <table:table-cell office:value-type="float" office:value="15.87995469437" calcext:value-type="float">
            <text:p>15.8799546944</text:p>
          </table:table-cell>
          <table:table-cell office:value-type="float" office:value="0.0102523659305994" calcext:value-type="float">
            <text:p>0.0102523659</text:p>
          </table:table-cell>
          <table:table-cell office:value-type="float" office:value="0.115333555637189" calcext:value-type="float">
            <text:p>0.1153335556</text:p>
          </table:table-cell>
          <table:table-cell office:value-type="float" office:value="0.669558359621451" calcext:value-type="float">
            <text:p>0.6695583596</text:p>
          </table:table-cell>
          <table:table-cell office:value-type="float" office:value="0.751730365971818" calcext:value-type="float">
            <text:p>0.751730366</text:p>
          </table:table-cell>
          <table:table-cell office:value-type="float" office:value="1.13249211356467" calcext:value-type="float">
            <text:p>1.1324921136</text:p>
          </table:table-cell>
          <table:table-cell office:value-type="float" office:value="1.29295022634001" calcext:value-type="float">
            <text:p>1.2929502263</text:p>
          </table:table-cell>
          <table:table-cell office:value-type="float" office:value="0.742902208201893" calcext:value-type="float">
            <text:p>0.7429022082</text:p>
          </table:table-cell>
          <table:table-cell office:value-type="float" office:value="1.38268532447737" calcext:value-type="float">
            <text:p>1.3826853245</text:p>
          </table:table-cell>
          <table:table-cell office:value-type="float" office:value="0.16403785488959" calcext:value-type="float">
            <text:p>0.1640378549</text:p>
          </table:table-cell>
          <table:table-cell office:value-type="float" office:value="0.372433516374477" calcext:value-type="float">
            <text:p>0.3724335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5552050473186" calcext:value-type="float">
            <text:p>0.2255520505</text:p>
          </table:table-cell>
          <table:table-cell office:value-type="float" office:value="0.472836358642348" calcext:value-type="float">
            <text:p>0.4728363586</text:p>
          </table:table-cell>
          <table:table-cell office:value-type="float" office:value="16781.7342271293" calcext:value-type="float">
            <text:p>16781.7342271293</text:p>
          </table:table-cell>
          <table:table-cell office:value-type="float" office:value="35732.8056391901" calcext:value-type="float">
            <text:p>35732.8056391901</text:p>
          </table:table-cell>
          <table:table-cell office:value-type="float" office:value="11995.3194006309" calcext:value-type="float">
            <text:p>11995.3194006309</text:p>
          </table:table-cell>
          <table:table-cell office:value-type="float" office:value="23347.1858534207" calcext:value-type="float">
            <text:p>23347.1858534207</text:p>
          </table:table-cell>
          <table:table-cell office:value-type="float" office:value="99.602523659306" calcext:value-type="float">
            <text:p>99.6025236593</text:p>
          </table:table-cell>
          <table:table-cell office:value-type="float" office:value="389.005475531683" calcext:value-type="float">
            <text:p>389.0054755317</text:p>
          </table:table-cell>
          <table:table-cell office:value-type="float" office:value="3104.67350157729" calcext:value-type="float">
            <text:p>3104.6735015773</text:p>
          </table:table-cell>
          <table:table-cell office:value-type="float" office:value="10823.7369922312" calcext:value-type="float">
            <text:p>10823.7369922312</text:p>
          </table:table-cell>
          <table:table-cell office:value-type="float" office:value="306.72476340694" calcext:value-type="float">
            <text:p>306.7247634069</text:p>
          </table:table-cell>
          <table:table-cell office:value-type="float" office:value="1007.76808432508" calcext:value-type="float">
            <text:p>1007.7680843251</text:p>
          </table:table-cell>
          <table:table-cell office:value-type="float" office:value="1230.44400630915" calcext:value-type="float">
            <text:p>1230.4440063092</text:p>
          </table:table-cell>
          <table:table-cell office:value-type="float" office:value="3034.07515635913" calcext:value-type="float">
            <text:p>3034.0751563591</text:p>
          </table:table-cell>
          <table:table-cell office:value-type="float" office:value="44.9700315457413" calcext:value-type="float">
            <text:p>44.9700315457</text:p>
          </table:table-cell>
          <table:table-cell office:value-type="float" office:value="414.853914523254" calcext:value-type="float">
            <text:p>414.8539145233</text:p>
          </table:table-cell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47" calcext:value-type="float">
            <text:p>47</text:p>
          </table:table-cell>
          <table:table-cell office:value-type="float" office:value="2909.75078864353" calcext:value-type="float">
            <text:p>2909.7507886435</text:p>
          </table:table-cell>
          <table:table-cell office:value-type="float" office:value="9168.25286099087" calcext:value-type="float">
            <text:p>9168.2528609909</text:p>
          </table:table-cell>
          <table:table-cell office:value-type="float" office:value="2745.57097791798" calcext:value-type="float">
            <text:p>2745.570977918</text:p>
          </table:table-cell>
          <table:table-cell office:value-type="float" office:value="7724.83961297735" calcext:value-type="float">
            <text:p>7724.8396129774</text:p>
          </table:table-cell>
          <table:table-cell office:value-type="float" office:value="1193" calcext:value-type="float">
            <text:p>119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1279239" calcext:value-type="float">
            <text:p>21279239</text:p>
          </table:table-cell>
          <table:table-cell office:value-type="float" office:value="15210065" calcext:value-type="float">
            <text:p>15210065</text:p>
          </table:table-cell>
          <table:table-cell office:value-type="float" office:value="126296" calcext:value-type="float">
            <text:p>126296</text:p>
          </table:table-cell>
          <table:table-cell office:value-type="float" office:value="3936726" calcext:value-type="float">
            <text:p>3936726</text:p>
          </table:table-cell>
          <table:table-cell office:value-type="float" office:value="388927" calcext:value-type="float">
            <text:p>388927</text:p>
          </table:table-cell>
          <table:table-cell office:value-type="float" office:value="1560203" calcext:value-type="float">
            <text:p>1560203</text:p>
          </table:table-cell>
          <table:table-cell office:value-type="float" office:value="57022" calcext:value-type="float">
            <text:p>570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55" meta:object-count="0"/>
    <meta:generator>LibreOffice/5.1.6.2$Linux_X86_64 LibreOffice_project/10m0$Build-2</meta:generator>
  </office:meta>
</office:document-meta>
</file>